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7.65pt"/>
    </style:style>
    <style:style style:name="co2" style:family="table-column">
      <style:table-column-properties fo:break-before="auto" style:column-width="66.7pt"/>
    </style:style>
    <style:style style:name="co3" style:family="table-column">
      <style:table-column-properties fo:break-before="auto" style:column-width="70.61pt"/>
    </style:style>
    <style:style style:name="co4" style:family="table-column">
      <style:table-column-properties fo:break-before="auto" style:column-width="107.8pt"/>
    </style:style>
    <style:style style:name="co5" style:family="table-column">
      <style:table-column-properties fo:break-before="auto" style:column-width="111.71pt"/>
    </style:style>
    <style:style style:name="co6" style:family="table-column">
      <style:table-column-properties fo:break-before="auto" style:column-width="69.0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3.95pt"/>
    </style:style>
    <style:style style:name="co9" style:family="table-column">
      <style:table-column-properties fo:break-before="auto" style:column-width="114.8pt"/>
    </style:style>
    <style:style style:name="co10" style:family="table-column">
      <style:table-column-properties fo:break-before="auto" style:column-width="65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 table:number-columns-spanned="4" table:number-rows-spanned="1">
            <text:p>Best Cas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Worse Cas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verage Cas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Data size/million</text:p>
          </table:table-cell>
          <table:table-cell office:value-type="string" calcext:value-type="string">
            <text:p>Linear Search</text:p>
          </table:table-cell>
          <table:table-cell office:value-type="string" calcext:value-type="string">
            <text:p>Better Search</text:p>
          </table:table-cell>
          <table:table-cell office:value-type="string" calcext:value-type="string">
            <text:p>Sentinel Linear Search</text:p>
          </table:table-cell>
          <table:table-cell office:value-type="string" calcext:value-type="string">
            <text:p>Recursive Linear Search</text:p>
          </table:table-cell>
          <table:table-cell office:value-type="string" calcext:value-type="string">
            <text:p>Linear Search</text:p>
          </table:table-cell>
          <table:table-cell office:value-type="string" calcext:value-type="string">
            <text:p>Better Search</text:p>
          </table:table-cell>
          <table:table-cell office:value-type="string" calcext:value-type="string">
            <text:p>Sentinel Linear Search</text:p>
          </table:table-cell>
          <table:table-cell office:value-type="string" calcext:value-type="string">
            <text:p>Recursive Linear Search</text:p>
          </table:table-cell>
          <table:table-cell office:value-type="string" calcext:value-type="string">
            <text:p>Linear Search</text:p>
          </table:table-cell>
          <table:table-cell office:value-type="string" calcext:value-type="string">
            <text:p>Better Search</text:p>
          </table:table-cell>
          <table:table-cell office:value-type="string" calcext:value-type="string">
            <text:p>Sentinel Linear Search</text:p>
          </table:table-cell>
          <table:table-cell office:value-type="string" calcext:value-type="string">
            <text:p>Recursive Linear Sear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28264" calcext:value-type="float">
            <text:p>2.328264</text:p>
          </table:table-cell>
          <table:table-cell table:style-name="ce1" office:value-type="float" office:value="0.002393" calcext:value-type="float">
            <text:p>2.39E-03</text:p>
          </table:table-cell>
          <table:table-cell table:style-name="ce1" office:value-type="float" office:value="0.000915" calcext:value-type="float">
            <text:p>9.15E-04</text:p>
          </table:table-cell>
          <table:table-cell table:style-name="ce1" office:value-type="float" office:value="0.00079" calcext:value-type="float">
            <text:p>7.90E-04</text:p>
          </table:table-cell>
          <table:table-cell office:value-type="float" office:value="2.632831" calcext:value-type="float">
            <text:p>2.632831</text:p>
          </table:table-cell>
          <table:table-cell office:value-type="float" office:value="2.397862" calcext:value-type="float">
            <text:p>2.397862</text:p>
          </table:table-cell>
          <table:table-cell office:value-type="float" office:value="2.155634" calcext:value-type="float">
            <text:p>2.155634</text:p>
          </table:table-cell>
          <table:table-cell office:value-type="float" office:value="9.97595" calcext:value-type="float">
            <text:p>9.9759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54785" calcext:value-type="float">
            <text:p>2.954785</text:p>
          </table:table-cell>
          <table:table-cell table:style-name="ce1" office:value-type="float" office:value="0.0089" calcext:value-type="float">
            <text:p>8.90E-03</text:p>
          </table:table-cell>
          <table:table-cell table:style-name="ce1" office:value-type="float" office:value="0.002657" calcext:value-type="float">
            <text:p>2.66E-03</text:p>
          </table:table-cell>
          <table:table-cell office:value-type="float" office:value="0.001963" calcext:value-type="float">
            <text:p>0.001963</text:p>
          </table:table-cell>
          <table:table-cell office:value-type="float" office:value="0.57983" calcext:value-type="float">
            <text:p>0.57983</text:p>
          </table:table-cell>
          <table:table-cell office:value-type="float" office:value="0.403369" calcext:value-type="float">
            <text:p>0.403369</text:p>
          </table:table-cell>
          <table:table-cell office:value-type="float" office:value="3.187322" calcext:value-type="float">
            <text:p>3.187322</text:p>
          </table:table-cell>
          <table:table-cell office:value-type="float" office:value="15.560861" calcext:value-type="float">
            <text:p>15.56086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37761" calcext:value-type="float">
            <text:p>1.437761</text:p>
          </table:table-cell>
          <table:table-cell table:style-name="ce1" office:value-type="float" office:value="0.001676" calcext:value-type="float">
            <text:p>1.68E-03</text:p>
          </table:table-cell>
          <table:table-cell table:style-name="ce1" office:value-type="float" office:value="0.001099" calcext:value-type="float">
            <text:p>1.10E-03</text:p>
          </table:table-cell>
          <table:table-cell office:value-type="float" office:value="0.001117" calcext:value-type="float">
            <text:p>0.001117</text:p>
          </table:table-cell>
          <table:table-cell office:value-type="float" office:value="1.209583" calcext:value-type="float">
            <text:p>1.209583</text:p>
          </table:table-cell>
          <table:table-cell office:value-type="float" office:value="0.808794" calcext:value-type="float">
            <text:p>0.808794</text:p>
          </table:table-cell>
          <table:table-cell office:value-type="float" office:value="0.795749" calcext:value-type="float">
            <text:p>0.795749</text:p>
          </table:table-cell>
          <table:table-cell office:value-type="float" office:value="24.938931" calcext:value-type="float">
            <text:p>24.93893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21178" calcext:value-type="float">
            <text:p>1.721178</text:p>
          </table:table-cell>
          <table:table-cell table:style-name="ce1" office:value-type="float" office:value="0.012066" calcext:value-type="float">
            <text:p>1.21E-02</text:p>
          </table:table-cell>
          <table:table-cell table:style-name="ce1" office:value-type="float" office:value="0.001145" calcext:value-type="float">
            <text:p>1.15E-03</text:p>
          </table:table-cell>
          <table:table-cell table:style-name="ce1" office:value-type="float" office:value="0.000417" calcext:value-type="float">
            <text:p>4.17E-04</text:p>
          </table:table-cell>
          <table:table-cell office:value-type="float" office:value="1.616953" calcext:value-type="float">
            <text:p>1.616953</text:p>
          </table:table-cell>
          <table:table-cell office:value-type="float" office:value="1.133188" calcext:value-type="float">
            <text:p>1.133188</text:p>
          </table:table-cell>
          <table:table-cell office:value-type="float" office:value="1.024076" calcext:value-type="float">
            <text:p>1.024076</text:p>
          </table:table-cell>
          <table:table-cell office:value-type="float" office:value="33.983548" calcext:value-type="float">
            <text:p>33.98354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14044" calcext:value-type="float">
            <text:p>2.014044</text:p>
          </table:table-cell>
          <table:table-cell table:style-name="ce1" office:value-type="float" office:value="0.003723" calcext:value-type="float">
            <text:p>3.72E-03</text:p>
          </table:table-cell>
          <table:table-cell table:style-name="ce1" office:value-type="float" office:value="0.000897" calcext:value-type="float">
            <text:p>8.97E-04</text:p>
          </table:table-cell>
          <table:table-cell table:style-name="ce1" office:value-type="float" office:value="0.000918" calcext:value-type="float">
            <text:p>9.18E-04</text:p>
          </table:table-cell>
          <table:table-cell office:value-type="float" office:value="2.127514" calcext:value-type="float">
            <text:p>2.127514</text:p>
          </table:table-cell>
          <table:table-cell office:value-type="float" office:value="1.254112" calcext:value-type="float">
            <text:p>1.254112</text:p>
          </table:table-cell>
          <table:table-cell office:value-type="float" office:value="1.27742" calcext:value-type="float">
            <text:p>1.27742</text:p>
          </table:table-cell>
          <table:table-cell office:value-type="float" office:value="41.172237" calcext:value-type="float">
            <text:p>41.17223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96624" calcext:value-type="float">
            <text:p>2.296624</text:p>
          </table:table-cell>
          <table:table-cell table:style-name="ce1" office:value-type="float" office:value="0.00404" calcext:value-type="float">
            <text:p>4.04E-03</text:p>
          </table:table-cell>
          <table:table-cell table:style-name="ce1" office:value-type="float" office:value="0.001027" calcext:value-type="float">
            <text:p>1.03E-03</text:p>
          </table:table-cell>
          <table:table-cell table:style-name="ce1" office:value-type="float" office:value="0.000441" calcext:value-type="float">
            <text:p>4.41E-04</text:p>
          </table:table-cell>
          <table:table-cell office:value-type="float" office:value="2.090588" calcext:value-type="float">
            <text:p>2.090588</text:p>
          </table:table-cell>
          <table:table-cell office:value-type="float" office:value="1.684723" calcext:value-type="float">
            <text:p>1.684723</text:p>
          </table:table-cell>
          <table:table-cell office:value-type="float" office:value="1.520222" calcext:value-type="float">
            <text:p>1.520222</text:p>
          </table:table-cell>
          <table:table-cell office:value-type="float" office:value="53.180981" calcext:value-type="float">
            <text:p>53.18098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677418" calcext:value-type="float">
            <text:p>2.677418</text:p>
          </table:table-cell>
          <table:table-cell table:style-name="ce1" office:value-type="float" office:value="0.002798" calcext:value-type="float">
            <text:p>2.80E-03</text:p>
          </table:table-cell>
          <table:table-cell table:style-name="ce1" office:value-type="float" office:value="0.00106" calcext:value-type="float">
            <text:p>1.06E-03</text:p>
          </table:table-cell>
          <table:table-cell table:style-name="ce1" office:value-type="float" office:value="0.000324" calcext:value-type="float">
            <text:p>3.24E-04</text:p>
          </table:table-cell>
          <table:table-cell office:value-type="float" office:value="2.611199" calcext:value-type="float">
            <text:p>2.611199</text:p>
          </table:table-cell>
          <table:table-cell office:value-type="float" office:value="1.828653" calcext:value-type="float">
            <text:p>1.828653</text:p>
          </table:table-cell>
          <table:table-cell office:value-type="float" office:value="2.08636" calcext:value-type="float">
            <text:p>2.08636</text:p>
          </table:table-cell>
          <table:table-cell office:value-type="float" office:value="64.55374" calcext:value-type="float">
            <text:p>64.5537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764118" calcext:value-type="float">
            <text:p>2.764118</text:p>
          </table:table-cell>
          <table:table-cell table:style-name="ce1" office:value-type="float" office:value="0.002795" calcext:value-type="float">
            <text:p>2.80E-03</text:p>
          </table:table-cell>
          <table:table-cell table:style-name="ce1" office:value-type="float" office:value="0.00147" calcext:value-type="float">
            <text:p>1.47E-03</text:p>
          </table:table-cell>
          <table:table-cell table:style-name="ce1" office:value-type="float" office:value="0.000821" calcext:value-type="float">
            <text:p>8.21E-04</text:p>
          </table:table-cell>
          <table:table-cell office:value-type="float" office:value="2.712885" calcext:value-type="float">
            <text:p>2.712885</text:p>
          </table:table-cell>
          <table:table-cell office:value-type="float" office:value="2.002802" calcext:value-type="float">
            <text:p>2.002802</text:p>
          </table:table-cell>
          <table:table-cell office:value-type="float" office:value="2.277673" calcext:value-type="float">
            <text:p>2.277673</text:p>
          </table:table-cell>
          <table:table-cell office:value-type="float" office:value="71.579632" calcext:value-type="float">
            <text:p>71.57963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313209" calcext:value-type="float">
            <text:p>3.313209</text:p>
          </table:table-cell>
          <table:table-cell table:style-name="ce1" office:value-type="float" office:value="0.004094" calcext:value-type="float">
            <text:p>4.09E-03</text:p>
          </table:table-cell>
          <table:table-cell table:style-name="ce1" office:value-type="float" office:value="0.000945" calcext:value-type="float">
            <text:p>9.45E-04</text:p>
          </table:table-cell>
          <table:table-cell table:style-name="ce1" office:value-type="float" office:value="0.000827" calcext:value-type="float">
            <text:p>8.27E-04</text:p>
          </table:table-cell>
          <table:table-cell office:value-type="float" office:value="3.16311" calcext:value-type="float">
            <text:p>3.16311</text:p>
          </table:table-cell>
          <table:table-cell office:value-type="float" office:value="2.374329" calcext:value-type="float">
            <text:p>2.374329</text:p>
          </table:table-cell>
          <table:table-cell office:value-type="float" office:value="2.272731" calcext:value-type="float">
            <text:p>2.272731</text:p>
          </table:table-cell>
          <table:table-cell office:value-type="float" office:value="80.731339" calcext:value-type="float">
            <text:p>80.73133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703574" calcext:value-type="float">
            <text:p>3.703574</text:p>
          </table:table-cell>
          <table:table-cell table:style-name="ce1" office:value-type="float" office:value="0.004162" calcext:value-type="float">
            <text:p>4.16E-03</text:p>
          </table:table-cell>
          <table:table-cell table:style-name="ce1" office:value-type="float" office:value="0.001099" calcext:value-type="float">
            <text:p>1.10E-03</text:p>
          </table:table-cell>
          <table:table-cell table:style-name="ce1" office:value-type="float" office:value="0.000575" calcext:value-type="float">
            <text:p>5.75E-04</text:p>
          </table:table-cell>
          <table:table-cell office:value-type="float" office:value="3.201872" calcext:value-type="float">
            <text:p>3.201872</text:p>
          </table:table-cell>
          <table:table-cell office:value-type="float" office:value="2.489463" calcext:value-type="float">
            <text:p>2.489463</text:p>
          </table:table-cell>
          <table:table-cell office:value-type="float" office:value="2.882393" calcext:value-type="float">
            <text:p>2.882393</text:p>
          </table:table-cell>
          <table:table-cell office:value-type="float" office:value="90.674993" calcext:value-type="float">
            <text:p>90.67499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001317" calcext:value-type="float">
            <text:p>4.001317</text:p>
          </table:table-cell>
          <table:table-cell table:style-name="ce1" office:value-type="float" office:value="0.004492" calcext:value-type="float">
            <text:p>4.49E-03</text:p>
          </table:table-cell>
          <table:table-cell table:style-name="ce1" office:value-type="float" office:value="0.001101" calcext:value-type="float">
            <text:p>1.10E-03</text:p>
          </table:table-cell>
          <table:table-cell table:style-name="ce1" office:value-type="float" office:value="0.000875" calcext:value-type="float">
            <text:p>8.75E-04</text:p>
          </table:table-cell>
          <table:table-cell office:value-type="float" office:value="3.660716" calcext:value-type="float">
            <text:p>3.660716</text:p>
          </table:table-cell>
          <table:table-cell office:value-type="float" office:value="2.926174" calcext:value-type="float">
            <text:p>2.926174</text:p>
          </table:table-cell>
          <table:table-cell office:value-type="float" office:value="2.920945" calcext:value-type="float">
            <text:p>2.920945</text:p>
          </table:table-cell>
          <table:table-cell office:value-type="float" office:value="99.785451" calcext:value-type="float">
            <text:p>99.78545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140753" calcext:value-type="float">
            <text:p>4.140753</text:p>
          </table:table-cell>
          <table:table-cell table:style-name="ce1" office:value-type="float" office:value="0.003074" calcext:value-type="float">
            <text:p>3.07E-03</text:p>
          </table:table-cell>
          <table:table-cell table:style-name="ce1" office:value-type="float" office:value="0.001057" calcext:value-type="float">
            <text:p>1.06E-03</text:p>
          </table:table-cell>
          <table:table-cell table:style-name="ce1" office:value-type="float" office:value="0.00054" calcext:value-type="float">
            <text:p>5.40E-04</text:p>
          </table:table-cell>
          <table:table-cell office:value-type="float" office:value="4.714009" calcext:value-type="float">
            <text:p>4.714009</text:p>
          </table:table-cell>
          <table:table-cell office:value-type="float" office:value="4.221321" calcext:value-type="float">
            <text:p>4.221321</text:p>
          </table:table-cell>
          <table:table-cell office:value-type="float" office:value="4.306663" calcext:value-type="float">
            <text:p>4.306663</text:p>
          </table:table-cell>
          <table:table-cell office:value-type="float" office:value="107.71344" calcext:value-type="float">
            <text:p>107.7134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398817" calcext:value-type="float">
            <text:p>5.398817</text:p>
          </table:table-cell>
          <table:table-cell office:value-type="float" office:value="0.004" calcext:value-type="float">
            <text:p>0.004</text:p>
          </table:table-cell>
          <table:table-cell table:style-name="ce1" office:value-type="float" office:value="0.001041" calcext:value-type="float">
            <text:p>1.04E-03</text:p>
          </table:table-cell>
          <table:table-cell table:style-name="ce1" office:value-type="float" office:value="0.000582" calcext:value-type="float">
            <text:p>5.82E-04</text:p>
          </table:table-cell>
          <table:table-cell office:value-type="float" office:value="4.163533" calcext:value-type="float">
            <text:p>4.163533</text:p>
          </table:table-cell>
          <table:table-cell office:value-type="float" office:value="3.59109" calcext:value-type="float">
            <text:p>3.59109</text:p>
          </table:table-cell>
          <table:table-cell office:value-type="float" office:value="3.704726" calcext:value-type="float">
            <text:p>3.704726</text:p>
          </table:table-cell>
          <table:table-cell office:value-type="float" office:value="117.398723" calcext:value-type="float">
            <text:p>117.39872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818575" calcext:value-type="float">
            <text:p>4.818575</text:p>
          </table:table-cell>
          <table:table-cell office:value-type="float" office:value="0.004305" calcext:value-type="float">
            <text:p>0.004305</text:p>
          </table:table-cell>
          <table:table-cell table:style-name="ce1" office:value-type="float" office:value="0.001004" calcext:value-type="float">
            <text:p>1.00E-03</text:p>
          </table:table-cell>
          <table:table-cell table:style-name="ce1" office:value-type="float" office:value="0.000402" calcext:value-type="float">
            <text:p>4.02E-04</text:p>
          </table:table-cell>
          <table:table-cell office:value-type="float" office:value="4.359963" calcext:value-type="float">
            <text:p>4.359963</text:p>
          </table:table-cell>
          <table:table-cell office:value-type="float" office:value="3.795783" calcext:value-type="float">
            <text:p>3.795783</text:p>
          </table:table-cell>
          <table:table-cell office:value-type="float" office:value="4.166445" calcext:value-type="float">
            <text:p>4.166445</text:p>
          </table:table-cell>
          <table:table-cell office:value-type="float" office:value="123.585484" calcext:value-type="float">
            <text:p>123.58548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16072" calcext:value-type="float">
            <text:p>5.16072</text:p>
          </table:table-cell>
          <table:table-cell office:value-type="float" office:value="0.004598" calcext:value-type="float">
            <text:p>0.004598</text:p>
          </table:table-cell>
          <table:table-cell table:style-name="ce1" office:value-type="float" office:value="0.001102" calcext:value-type="float">
            <text:p>1.10E-03</text:p>
          </table:table-cell>
          <table:table-cell table:style-name="ce1" office:value-type="float" office:value="0.000698" calcext:value-type="float">
            <text:p>6.98E-04</text:p>
          </table:table-cell>
          <table:table-cell office:value-type="float" office:value="4.729569" calcext:value-type="float">
            <text:p>4.729569</text:p>
          </table:table-cell>
          <table:table-cell office:value-type="float" office:value="4.21185" calcext:value-type="float">
            <text:p>4.21185</text:p>
          </table:table-cell>
          <table:table-cell office:value-type="float" office:value="4.366913" calcext:value-type="float">
            <text:p>4.366913</text:p>
          </table:table-cell>
          <table:table-cell office:value-type="float" office:value="135.877398" calcext:value-type="float">
            <text:p>135.87739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482718" calcext:value-type="float">
            <text:p>5.482718</text:p>
          </table:table-cell>
          <table:table-cell office:value-type="float" office:value="0.004038" calcext:value-type="float">
            <text:p>0.004038</text:p>
          </table:table-cell>
          <table:table-cell table:style-name="ce1" office:value-type="float" office:value="0.001054" calcext:value-type="float">
            <text:p>1.05E-03</text:p>
          </table:table-cell>
          <table:table-cell table:style-name="ce1" office:value-type="float" office:value="0.000485" calcext:value-type="float">
            <text:p>4.85E-04</text:p>
          </table:table-cell>
          <table:table-cell office:value-type="float" office:value="5.294089" calcext:value-type="float">
            <text:p>5.294089</text:p>
          </table:table-cell>
          <table:table-cell office:value-type="float" office:value="4.398133" calcext:value-type="float">
            <text:p>4.398133</text:p>
          </table:table-cell>
          <table:table-cell office:value-type="float" office:value="4.383987" calcext:value-type="float">
            <text:p>4.383987</text:p>
          </table:table-cell>
          <table:table-cell office:value-type="float" office:value="143.056858" calcext:value-type="float">
            <text:p>143.05685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733083" calcext:value-type="float">
            <text:p>5.733083</text:p>
          </table:table-cell>
          <table:table-cell office:value-type="float" office:value="0.004028" calcext:value-type="float">
            <text:p>0.004028</text:p>
          </table:table-cell>
          <table:table-cell table:style-name="ce1" office:value-type="float" office:value="0.00106" calcext:value-type="float">
            <text:p>1.06E-03</text:p>
          </table:table-cell>
          <table:table-cell table:style-name="ce1" office:value-type="float" office:value="0.000399" calcext:value-type="float">
            <text:p>3.99E-04</text:p>
          </table:table-cell>
          <table:table-cell office:value-type="float" office:value="5.421287" calcext:value-type="float">
            <text:p>5.421287</text:p>
          </table:table-cell>
          <table:table-cell office:value-type="float" office:value="4.618687" calcext:value-type="float">
            <text:p>4.618687</text:p>
          </table:table-cell>
          <table:table-cell office:value-type="float" office:value="4.879142" calcext:value-type="float">
            <text:p>4.879142</text:p>
          </table:table-cell>
          <table:table-cell office:value-type="float" office:value="152.563227" calcext:value-type="float">
            <text:p>152.56322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158639" calcext:value-type="float">
            <text:p>6.158639</text:p>
          </table:table-cell>
          <table:table-cell office:value-type="float" office:value="0.004127" calcext:value-type="float">
            <text:p>0.004127</text:p>
          </table:table-cell>
          <table:table-cell table:style-name="ce1" office:value-type="float" office:value="0.001587" calcext:value-type="float">
            <text:p>1.59E-03</text:p>
          </table:table-cell>
          <table:table-cell table:style-name="ce1" office:value-type="float" office:value="0.000895" calcext:value-type="float">
            <text:p>8.95E-04</text:p>
          </table:table-cell>
          <table:table-cell office:value-type="float" office:value="5.677094" calcext:value-type="float">
            <text:p>5.677094</text:p>
          </table:table-cell>
          <table:table-cell office:value-type="float" office:value="5.094968" calcext:value-type="float">
            <text:p>5.094968</text:p>
          </table:table-cell>
          <table:table-cell office:value-type="float" office:value="4.943956" calcext:value-type="float">
            <text:p>4.943956</text:p>
          </table:table-cell>
          <table:table-cell office:value-type="float" office:value="161.516568" calcext:value-type="float">
            <text:p>161.51656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773905" calcext:value-type="float">
            <text:p>6.773905</text:p>
          </table:table-cell>
          <table:table-cell office:value-type="float" office:value="0.00467" calcext:value-type="float">
            <text:p>0.00467</text:p>
          </table:table-cell>
          <table:table-cell table:style-name="ce1" office:value-type="float" office:value="0.001171" calcext:value-type="float">
            <text:p>1.17E-03</text:p>
          </table:table-cell>
          <table:table-cell table:style-name="ce1" office:value-type="float" office:value="0.000691" calcext:value-type="float">
            <text:p>6.91E-04</text:p>
          </table:table-cell>
          <table:table-cell office:value-type="float" office:value="5.967541" calcext:value-type="float">
            <text:p>5.967541</text:p>
          </table:table-cell>
          <table:table-cell office:value-type="float" office:value="5.003752" calcext:value-type="float">
            <text:p>5.003752</text:p>
          </table:table-cell>
          <table:table-cell office:value-type="float" office:value="5.347172" calcext:value-type="float">
            <text:p>5.347172</text:p>
          </table:table-cell>
          <table:table-cell office:value-type="float" office:value="169.452311" calcext:value-type="float">
            <text:p>169.45231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394592" calcext:value-type="float">
            <text:p>9.394592</text:p>
          </table:table-cell>
          <table:table-cell office:value-type="float" office:value="0.004498" calcext:value-type="float">
            <text:p>0.004498</text:p>
          </table:table-cell>
          <table:table-cell table:style-name="ce1" office:value-type="float" office:value="0.001538" calcext:value-type="float">
            <text:p>1.54E-03</text:p>
          </table:table-cell>
          <table:table-cell table:style-name="ce1" office:value-type="float" office:value="0.000541" calcext:value-type="float">
            <text:p>5.41E-04</text:p>
          </table:table-cell>
          <table:table-cell office:value-type="float" office:value="6.372017" calcext:value-type="float">
            <text:p>6.372017</text:p>
          </table:table-cell>
          <table:table-cell office:value-type="float" office:value="5.456339" calcext:value-type="float">
            <text:p>5.456339</text:p>
          </table:table-cell>
          <table:table-cell office:value-type="float" office:value="5.389652" calcext:value-type="float">
            <text:p>5.389652</text:p>
          </table:table-cell>
          <table:table-cell office:value-type="float" office:value="180.576468" calcext:value-type="float">
            <text:p>180.57646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28493" calcext:value-type="float">
            <text:p>7.28493</text:p>
          </table:table-cell>
          <table:table-cell office:value-type="float" office:value="0.004321" calcext:value-type="float">
            <text:p>0.004321</text:p>
          </table:table-cell>
          <table:table-cell table:style-name="ce1" office:value-type="float" office:value="0.001395" calcext:value-type="float">
            <text:p>1.40E-03</text:p>
          </table:table-cell>
          <table:table-cell table:style-name="ce1" office:value-type="float" office:value="0.000434" calcext:value-type="float">
            <text:p>4.34E-04</text:p>
          </table:table-cell>
          <table:table-cell office:value-type="float" office:value="6.514389" calcext:value-type="float">
            <text:p>6.514389</text:p>
          </table:table-cell>
          <table:table-cell office:value-type="float" office:value="5.682611" calcext:value-type="float">
            <text:p>5.682611</text:p>
          </table:table-cell>
          <table:table-cell office:value-type="float" office:value="6.026942" calcext:value-type="float">
            <text:p>6.026942</text:p>
          </table:table-cell>
          <table:table-cell office:value-type="float" office:value="189.548933" calcext:value-type="float">
            <text:p>189.54893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080382" calcext:value-type="float">
            <text:p>7.080382</text:p>
          </table:table-cell>
          <table:table-cell office:value-type="float" office:value="0.003745" calcext:value-type="float">
            <text:p>0.003745</text:p>
          </table:table-cell>
          <table:table-cell table:style-name="ce1" office:value-type="float" office:value="0.001131" calcext:value-type="float">
            <text:p>1.13E-03</text:p>
          </table:table-cell>
          <table:table-cell table:style-name="ce1" office:value-type="float" office:value="0.000885" calcext:value-type="float">
            <text:p>8.85E-04</text:p>
          </table:table-cell>
          <table:table-cell office:value-type="float" office:value="6.650842" calcext:value-type="float">
            <text:p>6.650842</text:p>
          </table:table-cell>
          <table:table-cell office:value-type="float" office:value="5.930062" calcext:value-type="float">
            <text:p>5.930062</text:p>
          </table:table-cell>
          <table:table-cell office:value-type="float" office:value="5.924869" calcext:value-type="float">
            <text:p>5.924869</text:p>
          </table:table-cell>
          <table:table-cell office:value-type="float" office:value="195.008697" calcext:value-type="float">
            <text:p>195.00869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696295" calcext:value-type="float">
            <text:p>7.696295</text:p>
          </table:table-cell>
          <table:table-cell office:value-type="float" office:value="0.00495" calcext:value-type="float">
            <text:p>0.00495</text:p>
          </table:table-cell>
          <table:table-cell table:style-name="ce1" office:value-type="float" office:value="0.001103" calcext:value-type="float">
            <text:p>1.10E-03</text:p>
          </table:table-cell>
          <table:table-cell table:style-name="ce1" office:value-type="float" office:value="0.000416" calcext:value-type="float">
            <text:p>4.16E-04</text:p>
          </table:table-cell>
          <table:table-cell office:value-type="float" office:value="7.250127" calcext:value-type="float">
            <text:p>7.250127</text:p>
          </table:table-cell>
          <table:table-cell office:value-type="float" office:value="6.651968" calcext:value-type="float">
            <text:p>6.651968</text:p>
          </table:table-cell>
          <table:table-cell office:value-type="float" office:value="6.647086" calcext:value-type="float">
            <text:p>6.647086</text:p>
          </table:table-cell>
          <table:table-cell office:value-type="float" office:value="207.061334" calcext:value-type="float">
            <text:p>207.06133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016251" calcext:value-type="float">
            <text:p>8.016251</text:p>
          </table:table-cell>
          <table:table-cell office:value-type="float" office:value="0.004206" calcext:value-type="float">
            <text:p>0.004206</text:p>
          </table:table-cell>
          <table:table-cell table:style-name="ce1" office:value-type="float" office:value="0.001134" calcext:value-type="float">
            <text:p>1.13E-03</text:p>
          </table:table-cell>
          <table:table-cell table:style-name="ce1" office:value-type="float" office:value="0.000521" calcext:value-type="float">
            <text:p>5.21E-04</text:p>
          </table:table-cell>
          <table:table-cell office:value-type="float" office:value="7.160142" calcext:value-type="float">
            <text:p>7.160142</text:p>
          </table:table-cell>
          <table:table-cell office:value-type="float" office:value="6.508946" calcext:value-type="float">
            <text:p>6.508946</text:p>
          </table:table-cell>
          <table:table-cell office:value-type="float" office:value="6.629534" calcext:value-type="float">
            <text:p>6.629534</text:p>
          </table:table-cell>
          <table:table-cell office:value-type="float" office:value="219.524467" calcext:value-type="float">
            <text:p>219.52446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389936" calcext:value-type="float">
            <text:p>10.389936</text:p>
          </table:table-cell>
          <table:table-cell office:value-type="float" office:value="0.003886" calcext:value-type="float">
            <text:p>0.003886</text:p>
          </table:table-cell>
          <table:table-cell table:style-name="ce1" office:value-type="float" office:value="0.001088" calcext:value-type="float">
            <text:p>1.09E-03</text:p>
          </table:table-cell>
          <table:table-cell table:style-name="ce1" office:value-type="float" office:value="0.00054" calcext:value-type="float">
            <text:p>5.40E-04</text:p>
          </table:table-cell>
          <table:table-cell office:value-type="float" office:value="7.610445" calcext:value-type="float">
            <text:p>7.610445</text:p>
          </table:table-cell>
          <table:table-cell office:value-type="float" office:value="6.968548" calcext:value-type="float">
            <text:p>6.968548</text:p>
          </table:table-cell>
          <table:table-cell office:value-type="float" office:value="7.166157" calcext:value-type="float">
            <text:p>7.166157</text:p>
          </table:table-cell>
          <table:table-cell office:value-type="float" office:value="226.519963" calcext:value-type="float">
            <text:p>226.51996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615658" calcext:value-type="float">
            <text:p>8.615658</text:p>
          </table:table-cell>
          <table:table-cell office:value-type="float" office:value="0.004054" calcext:value-type="float">
            <text:p>0.004054</text:p>
          </table:table-cell>
          <table:table-cell table:style-name="ce1" office:value-type="float" office:value="0.001024" calcext:value-type="float">
            <text:p>1.02E-03</text:p>
          </table:table-cell>
          <table:table-cell table:style-name="ce1" office:value-type="float" office:value="0.000989" calcext:value-type="float">
            <text:p>9.89E-04</text:p>
          </table:table-cell>
          <table:table-cell office:value-type="float" office:value="7.985659" calcext:value-type="float">
            <text:p>7.985659</text:p>
          </table:table-cell>
          <table:table-cell office:value-type="float" office:value="7.04346" calcext:value-type="float">
            <text:p>7.04346</text:p>
          </table:table-cell>
          <table:table-cell office:value-type="float" office:value="7.236745" calcext:value-type="float">
            <text:p>7.236745</text:p>
          </table:table-cell>
          <table:table-cell office:value-type="float" office:value="237.425918" calcext:value-type="float">
            <text:p>237.42591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916129" calcext:value-type="float">
            <text:p>8.916129</text:p>
          </table:table-cell>
          <table:table-cell office:value-type="float" office:value="0.004594" calcext:value-type="float">
            <text:p>0.004594</text:p>
          </table:table-cell>
          <table:table-cell office:value-type="float" office:value="0.001167" calcext:value-type="float">
            <text:p>0.001167</text:p>
          </table:table-cell>
          <table:table-cell table:style-name="ce1" office:value-type="float" office:value="0.000431" calcext:value-type="float">
            <text:p>4.31E-04</text:p>
          </table:table-cell>
          <table:table-cell office:value-type="float" office:value="8.48529" calcext:value-type="float">
            <text:p>8.48529</text:p>
          </table:table-cell>
          <table:table-cell office:value-type="float" office:value="7.611168" calcext:value-type="float">
            <text:p>7.611168</text:p>
          </table:table-cell>
          <table:table-cell office:value-type="float" office:value="7.626132" calcext:value-type="float">
            <text:p>7.626132</text:p>
          </table:table-cell>
          <table:table-cell office:value-type="float" office:value="245.876978" calcext:value-type="float">
            <text:p>245.87697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176289" calcext:value-type="float">
            <text:p>9.176289</text:p>
          </table:table-cell>
          <table:table-cell office:value-type="float" office:value="0.004138" calcext:value-type="float">
            <text:p>0.004138</text:p>
          </table:table-cell>
          <table:table-cell table:style-name="ce1" office:value-type="float" office:value="0.000905" calcext:value-type="float">
            <text:p>9.05E-04</text:p>
          </table:table-cell>
          <table:table-cell table:style-name="ce1" office:value-type="float" office:value="0.000479" calcext:value-type="float">
            <text:p>4.79E-04</text:p>
          </table:table-cell>
          <table:table-cell office:value-type="float" office:value="8.672748" calcext:value-type="float">
            <text:p>8.672748</text:p>
          </table:table-cell>
          <table:table-cell office:value-type="float" office:value="7.672578" calcext:value-type="float">
            <text:p>7.672578</text:p>
          </table:table-cell>
          <table:table-cell office:value-type="float" office:value="7.972614" calcext:value-type="float">
            <text:p>7.972614</text:p>
          </table:table-cell>
          <table:table-cell office:value-type="float" office:value="255.324143" calcext:value-type="float">
            <text:p>255.324143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964946" calcext:value-type="float">
            <text:p>9.964946</text:p>
          </table:table-cell>
          <table:table-cell office:value-type="float" office:value="0.004479" calcext:value-type="float">
            <text:p>0.004479</text:p>
          </table:table-cell>
          <table:table-cell office:value-type="float" office:value="0.001151" calcext:value-type="float">
            <text:p>0.001151</text:p>
          </table:table-cell>
          <table:table-cell table:style-name="ce1" office:value-type="float" office:value="0.000876" calcext:value-type="float">
            <text:p>8.76E-04</text:p>
          </table:table-cell>
          <table:table-cell office:value-type="float" office:value="8.76467" calcext:value-type="float">
            <text:p>8.76467</text:p>
          </table:table-cell>
          <table:table-cell office:value-type="float" office:value="8.350652" calcext:value-type="float">
            <text:p>8.350652</text:p>
          </table:table-cell>
          <table:table-cell office:value-type="float" office:value="8.143234" calcext:value-type="float">
            <text:p>8.143234</text:p>
          </table:table-cell>
          <table:table-cell office:value-type="float" office:value="262.197376" calcext:value-type="float">
            <text:p>262.19737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919482" calcext:value-type="float">
            <text:p>9.919482</text:p>
          </table:table-cell>
          <table:table-cell office:value-type="float" office:value="0.003462" calcext:value-type="float">
            <text:p>0.003462</text:p>
          </table:table-cell>
          <table:table-cell table:style-name="ce1" office:value-type="float" office:value="0.000981" calcext:value-type="float">
            <text:p>9.81E-04</text:p>
          </table:table-cell>
          <table:table-cell table:style-name="ce1" office:value-type="float" office:value="0.000459" calcext:value-type="float">
            <text:p>4.59E-04</text:p>
          </table:table-cell>
          <table:table-cell office:value-type="float" office:value="8.823662" calcext:value-type="float">
            <text:p>8.823662</text:p>
          </table:table-cell>
          <table:table-cell office:value-type="float" office:value="8.628822" calcext:value-type="float">
            <text:p>8.628822</text:p>
          </table:table-cell>
          <table:table-cell office:value-type="float" office:value="8.706798" calcext:value-type="float">
            <text:p>8.706798</text:p>
          </table:table-cell>
          <table:table-cell office:value-type="float" office:value="274.080912" calcext:value-type="float">
            <text:p>274.08091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.254944" calcext:value-type="float">
            <text:p>10.254944</text:p>
          </table:table-cell>
          <table:table-cell office:value-type="float" office:value="0.003809" calcext:value-type="float">
            <text:p>0.003809</text:p>
          </table:table-cell>
          <table:table-cell table:style-name="ce1" office:value-type="float" office:value="0.000933" calcext:value-type="float">
            <text:p>9.33E-04</text:p>
          </table:table-cell>
          <table:table-cell table:style-name="ce1" office:value-type="float" office:value="0.000429" calcext:value-type="float">
            <text:p>4.29E-04</text:p>
          </table:table-cell>
          <table:table-cell office:value-type="float" office:value="9.628247" calcext:value-type="float">
            <text:p>9.628247</text:p>
          </table:table-cell>
          <table:table-cell office:value-type="float" office:value="8.898523" calcext:value-type="float">
            <text:p>8.898523</text:p>
          </table:table-cell>
          <table:table-cell office:value-type="float" office:value="8.907267" calcext:value-type="float">
            <text:p>8.907267</text:p>
          </table:table-cell>
          <table:table-cell office:value-type="float" office:value="287.996479" calcext:value-type="float">
            <text:p>287.99647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.616227" calcext:value-type="float">
            <text:p>10.616227</text:p>
          </table:table-cell>
          <table:table-cell office:value-type="float" office:value="0.004322" calcext:value-type="float">
            <text:p>0.004322</text:p>
          </table:table-cell>
          <table:table-cell office:value-type="float" office:value="0.001681" calcext:value-type="float">
            <text:p>0.001681</text:p>
          </table:table-cell>
          <table:table-cell table:style-name="ce1" office:value-type="float" office:value="0.000881" calcext:value-type="float">
            <text:p>8.81E-04</text:p>
          </table:table-cell>
          <table:table-cell office:value-type="float" office:value="9.780923" calcext:value-type="float">
            <text:p>9.780923</text:p>
          </table:table-cell>
          <table:table-cell office:value-type="float" office:value="9.154678" calcext:value-type="float">
            <text:p>9.154678</text:p>
          </table:table-cell>
          <table:table-cell office:value-type="float" office:value="9.72489" calcext:value-type="float">
            <text:p>9.72489</text:p>
          </table:table-cell>
          <table:table-cell office:value-type="float" office:value="297.56599" calcext:value-type="float">
            <text:p>297.5659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.880658" calcext:value-type="float">
            <text:p>10.880658</text:p>
          </table:table-cell>
          <table:table-cell office:value-type="float" office:value="0.004053" calcext:value-type="float">
            <text:p>0.004053</text:p>
          </table:table-cell>
          <table:table-cell office:value-type="float" office:value="0.001586" calcext:value-type="float">
            <text:p>0.001586</text:p>
          </table:table-cell>
          <table:table-cell table:style-name="ce1" office:value-type="float" office:value="0.000416" calcext:value-type="float">
            <text:p>4.16E-04</text:p>
          </table:table-cell>
          <table:table-cell office:value-type="float" office:value="10.851729" calcext:value-type="float">
            <text:p>10.851729</text:p>
          </table:table-cell>
          <table:table-cell office:value-type="float" office:value="9.903872" calcext:value-type="float">
            <text:p>9.903872</text:p>
          </table:table-cell>
          <table:table-cell office:value-type="float" office:value="10.073288" calcext:value-type="float">
            <text:p>10.073288</text:p>
          </table:table-cell>
          <table:table-cell office:value-type="float" office:value="306.087228" calcext:value-type="float">
            <text:p>306.08722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683341" calcext:value-type="float">
            <text:p>11.683341</text:p>
          </table:table-cell>
          <table:table-cell office:value-type="float" office:value="0.004547" calcext:value-type="float">
            <text:p>0.004547</text:p>
          </table:table-cell>
          <table:table-cell table:style-name="ce1" office:value-type="float" office:value="0.000883" calcext:value-type="float">
            <text:p>8.83E-04</text:p>
          </table:table-cell>
          <table:table-cell table:style-name="ce1" office:value-type="float" office:value="0.000401" calcext:value-type="float">
            <text:p>4.01E-04</text:p>
          </table:table-cell>
          <table:table-cell office:value-type="float" office:value="10.864895" calcext:value-type="float">
            <text:p>10.864895</text:p>
          </table:table-cell>
          <table:table-cell office:value-type="float" office:value="10.333281" calcext:value-type="float">
            <text:p>10.333281</text:p>
          </table:table-cell>
          <table:table-cell office:value-type="float" office:value="10.597658" calcext:value-type="float">
            <text:p>10.597658</text:p>
          </table:table-cell>
          <table:table-cell office:value-type="float" office:value="315.520442" calcext:value-type="float">
            <text:p>315.52044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33944" calcext:value-type="float">
            <text:p>11.33944</text:p>
          </table:table-cell>
          <table:table-cell office:value-type="float" office:value="0.004484" calcext:value-type="float">
            <text:p>0.004484</text:p>
          </table:table-cell>
          <table:table-cell office:value-type="float" office:value="0.001004" calcext:value-type="float">
            <text:p>0.001004</text:p>
          </table:table-cell>
          <table:table-cell table:style-name="ce1" office:value-type="float" office:value="0.000431" calcext:value-type="float">
            <text:p>4.31E-04</text:p>
          </table:table-cell>
          <table:table-cell office:value-type="float" office:value="11.314492" calcext:value-type="float">
            <text:p>11.314492</text:p>
          </table:table-cell>
          <table:table-cell office:value-type="float" office:value="10.436858" calcext:value-type="float">
            <text:p>10.436858</text:p>
          </table:table-cell>
          <table:table-cell office:value-type="float" office:value="10.697761" calcext:value-type="float">
            <text:p>10.697761</text:p>
          </table:table-cell>
          <table:table-cell office:value-type="float" office:value="323.956249" calcext:value-type="float">
            <text:p>323.95624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803288" calcext:value-type="float">
            <text:p>11.803288</text:p>
          </table:table-cell>
          <table:table-cell office:value-type="float" office:value="0.003288" calcext:value-type="float">
            <text:p>0.003288</text:p>
          </table:table-cell>
          <table:table-cell table:style-name="ce1" office:value-type="float" office:value="0.000992" calcext:value-type="float">
            <text:p>9.92E-04</text:p>
          </table:table-cell>
          <table:table-cell table:style-name="ce1" office:value-type="float" office:value="0.000461" calcext:value-type="float">
            <text:p>4.61E-04</text:p>
          </table:table-cell>
          <table:table-cell office:value-type="float" office:value="11.792491" calcext:value-type="float">
            <text:p>11.792491</text:p>
          </table:table-cell>
          <table:table-cell office:value-type="float" office:value="10.852622" calcext:value-type="float">
            <text:p>10.852622</text:p>
          </table:table-cell>
          <table:table-cell office:value-type="float" office:value="11.180515" calcext:value-type="float">
            <text:p>11.180515</text:p>
          </table:table-cell>
          <table:table-cell office:value-type="float" office:value="335.150893" calcext:value-type="float">
            <text:p>335.15089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786198" calcext:value-type="float">
            <text:p>11.786198</text:p>
          </table:table-cell>
          <table:table-cell office:value-type="float" office:value="0.004218" calcext:value-type="float">
            <text:p>0.004218</text:p>
          </table:table-cell>
          <table:table-cell table:style-name="ce1" office:value-type="float" office:value="0.000992" calcext:value-type="float">
            <text:p>9.92E-04</text:p>
          </table:table-cell>
          <table:table-cell table:style-name="ce1" office:value-type="float" office:value="0.000547" calcext:value-type="float">
            <text:p>5.47E-04</text:p>
          </table:table-cell>
          <table:table-cell office:value-type="float" office:value="12.100929" calcext:value-type="float">
            <text:p>12.100929</text:p>
          </table:table-cell>
          <table:table-cell office:value-type="float" office:value="11.2741" calcext:value-type="float">
            <text:p>11.2741</text:p>
          </table:table-cell>
          <table:table-cell office:value-type="float" office:value="11.76749" calcext:value-type="float">
            <text:p>11.76749</text:p>
          </table:table-cell>
          <table:table-cell office:value-type="float" office:value="346.095103" calcext:value-type="float">
            <text:p>346.095103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.440008" calcext:value-type="float">
            <text:p>12.440008</text:p>
          </table:table-cell>
          <table:table-cell office:value-type="float" office:value="0.003891" calcext:value-type="float">
            <text:p>0.003891</text:p>
          </table:table-cell>
          <table:table-cell table:style-name="ce1" office:value-type="float" office:value="0.000966" calcext:value-type="float">
            <text:p>9.66E-04</text:p>
          </table:table-cell>
          <table:table-cell table:style-name="ce1" office:value-type="float" office:value="0.000344" calcext:value-type="float">
            <text:p>3.44E-04</text:p>
          </table:table-cell>
          <table:table-cell office:value-type="float" office:value="11.468928" calcext:value-type="float">
            <text:p>11.468928</text:p>
          </table:table-cell>
          <table:table-cell office:value-type="float" office:value="10.845804" calcext:value-type="float">
            <text:p>10.845804</text:p>
          </table:table-cell>
          <table:table-cell office:value-type="float" office:value="10.942747" calcext:value-type="float">
            <text:p>10.942747</text:p>
          </table:table-cell>
          <table:table-cell office:value-type="float" office:value="349.391196" calcext:value-type="float">
            <text:p>349.39119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.655664" calcext:value-type="float">
            <text:p>12.655664</text:p>
          </table:table-cell>
          <table:table-cell office:value-type="float" office:value="0.003418" calcext:value-type="float">
            <text:p>0.003418</text:p>
          </table:table-cell>
          <table:table-cell office:value-type="float" office:value="0.001049" calcext:value-type="float">
            <text:p>0.001049</text:p>
          </table:table-cell>
          <table:table-cell table:style-name="ce1" office:value-type="float" office:value="0.000417" calcext:value-type="float">
            <text:p>4.17E-04</text:p>
          </table:table-cell>
          <table:table-cell office:value-type="float" office:value="11.451568" calcext:value-type="float">
            <text:p>11.451568</text:p>
          </table:table-cell>
          <table:table-cell office:value-type="float" office:value="10.889211" calcext:value-type="float">
            <text:p>10.889211</text:p>
          </table:table-cell>
          <table:table-cell office:value-type="float" office:value="11.456261" calcext:value-type="float">
            <text:p>11.456261</text:p>
          </table:table-cell>
          <table:table-cell office:value-type="float" office:value="360.582254" calcext:value-type="float">
            <text:p>360.58225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994141" calcext:value-type="float">
            <text:p>12.994141</text:p>
          </table:table-cell>
          <table:table-cell office:value-type="float" office:value="0.021879" calcext:value-type="float">
            <text:p>0.021879</text:p>
          </table:table-cell>
          <table:table-cell office:value-type="float" office:value="0.003328" calcext:value-type="float">
            <text:p>0.003328</text:p>
          </table:table-cell>
          <table:table-cell office:value-type="float" office:value="0.002121" calcext:value-type="float">
            <text:p>0.002121</text:p>
          </table:table-cell>
          <table:table-cell office:value-type="float" office:value="11.853116" calcext:value-type="float">
            <text:p>11.853116</text:p>
          </table:table-cell>
          <table:table-cell office:value-type="float" office:value="11.271037" calcext:value-type="float">
            <text:p>11.271037</text:p>
          </table:table-cell>
          <table:table-cell office:value-type="float" office:value="11.220981" calcext:value-type="float">
            <text:p>11.220981</text:p>
          </table:table-cell>
          <table:table-cell office:value-type="float" office:value="365.615091" calcext:value-type="float">
            <text:p>365.61509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.326576" calcext:value-type="float">
            <text:p>13.326576</text:p>
          </table:table-cell>
          <table:table-cell office:value-type="float" office:value="0.00422" calcext:value-type="float">
            <text:p>0.00422</text:p>
          </table:table-cell>
          <table:table-cell table:style-name="ce1" office:value-type="float" office:value="0.000951" calcext:value-type="float">
            <text:p>9.51E-04</text:p>
          </table:table-cell>
          <table:table-cell table:style-name="ce1" office:value-type="float" office:value="0.00048" calcext:value-type="float">
            <text:p>4.80E-04</text:p>
          </table:table-cell>
          <table:table-cell office:value-type="float" office:value="14.266902" calcext:value-type="float">
            <text:p>14.266902</text:p>
          </table:table-cell>
          <table:table-cell office:value-type="float" office:value="13.340009" calcext:value-type="float">
            <text:p>13.340009</text:p>
          </table:table-cell>
          <table:table-cell office:value-type="float" office:value="12.476876" calcext:value-type="float">
            <text:p>12.476876</text:p>
          </table:table-cell>
          <table:table-cell office:value-type="float" office:value="378.401759" calcext:value-type="float">
            <text:p>378.40175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.593012" calcext:value-type="float">
            <text:p>13.593012</text:p>
          </table:table-cell>
          <table:table-cell office:value-type="float" office:value="0.004527" calcext:value-type="float">
            <text:p>0.004527</text:p>
          </table:table-cell>
          <table:table-cell office:value-type="float" office:value="0.001111" calcext:value-type="float">
            <text:p>0.001111</text:p>
          </table:table-cell>
          <table:table-cell table:style-name="ce1" office:value-type="float" office:value="0.000686" calcext:value-type="float">
            <text:p>6.86E-04</text:p>
          </table:table-cell>
          <table:table-cell office:value-type="float" office:value="12.483854" calcext:value-type="float">
            <text:p>12.483854</text:p>
          </table:table-cell>
          <table:table-cell office:value-type="float" office:value="11.780883" calcext:value-type="float">
            <text:p>11.780883</text:p>
          </table:table-cell>
          <table:table-cell office:value-type="float" office:value="12.054149" calcext:value-type="float">
            <text:p>12.054149</text:p>
          </table:table-cell>
          <table:table-cell office:value-type="float" office:value="388.106924" calcext:value-type="float">
            <text:p>388.106924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.965721" calcext:value-type="float">
            <text:p>13.965721</text:p>
          </table:table-cell>
          <table:table-cell office:value-type="float" office:value="0.003717" calcext:value-type="float">
            <text:p>0.003717</text:p>
          </table:table-cell>
          <table:table-cell office:value-type="float" office:value="0.001028" calcext:value-type="float">
            <text:p>0.001028</text:p>
          </table:table-cell>
          <table:table-cell table:style-name="ce1" office:value-type="float" office:value="0.000415" calcext:value-type="float">
            <text:p>4.15E-04</text:p>
          </table:table-cell>
          <table:table-cell office:value-type="float" office:value="12.737707" calcext:value-type="float">
            <text:p>12.737707</text:p>
          </table:table-cell>
          <table:table-cell office:value-type="float" office:value="12.173382" calcext:value-type="float">
            <text:p>12.173382</text:p>
          </table:table-cell>
          <table:table-cell office:value-type="float" office:value="12.500024" calcext:value-type="float">
            <text:p>12.500024</text:p>
          </table:table-cell>
          <table:table-cell office:value-type="float" office:value="393.734848" calcext:value-type="float">
            <text:p>393.73484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.2671" calcext:value-type="float">
            <text:p>14.2671</text:p>
          </table:table-cell>
          <table:table-cell office:value-type="float" office:value="0.004325" calcext:value-type="float">
            <text:p>0.004325</text:p>
          </table:table-cell>
          <table:table-cell office:value-type="float" office:value="0.001003" calcext:value-type="float">
            <text:p>0.001003</text:p>
          </table:table-cell>
          <table:table-cell table:style-name="ce1" office:value-type="float" office:value="0.000448" calcext:value-type="float">
            <text:p>4.48E-04</text:p>
          </table:table-cell>
          <table:table-cell office:value-type="float" office:value="13.2031" calcext:value-type="float">
            <text:p>13.2031</text:p>
          </table:table-cell>
          <table:table-cell office:value-type="float" office:value="12.499512" calcext:value-type="float">
            <text:p>12.499512</text:p>
          </table:table-cell>
          <table:table-cell office:value-type="float" office:value="12.805893" calcext:value-type="float">
            <text:p>12.805893</text:p>
          </table:table-cell>
          <table:table-cell office:value-type="float" office:value="403.305205" calcext:value-type="float">
            <text:p>403.30520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.585294" calcext:value-type="float">
            <text:p>14.585294</text:p>
          </table:table-cell>
          <table:table-cell office:value-type="float" office:value="0.004118" calcext:value-type="float">
            <text:p>0.004118</text:p>
          </table:table-cell>
          <table:table-cell office:value-type="float" office:value="0.001002" calcext:value-type="float">
            <text:p>0.001002</text:p>
          </table:table-cell>
          <table:table-cell table:style-name="ce1" office:value-type="float" office:value="0.000416" calcext:value-type="float">
            <text:p>4.16E-04</text:p>
          </table:table-cell>
          <table:table-cell office:value-type="float" office:value="13.404592" calcext:value-type="float">
            <text:p>13.404592</text:p>
          </table:table-cell>
          <table:table-cell office:value-type="float" office:value="12.611341" calcext:value-type="float">
            <text:p>12.611341</text:p>
          </table:table-cell>
          <table:table-cell office:value-type="float" office:value="12.720583" calcext:value-type="float">
            <text:p>12.720583</text:p>
          </table:table-cell>
          <table:table-cell office:value-type="float" office:value="415.791888" calcext:value-type="float">
            <text:p>415.791888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891981" calcext:value-type="float">
            <text:p>15.891981</text:p>
          </table:table-cell>
          <table:table-cell office:value-type="float" office:value="0.003682" calcext:value-type="float">
            <text:p>0.003682</text:p>
          </table:table-cell>
          <table:table-cell table:style-name="ce1" office:value-type="float" office:value="0.000986" calcext:value-type="float">
            <text:p>9.86E-04</text:p>
          </table:table-cell>
          <table:table-cell table:style-name="ce1" office:value-type="float" office:value="0.000827" calcext:value-type="float">
            <text:p>8.27E-04</text:p>
          </table:table-cell>
          <table:table-cell office:value-type="float" office:value="13.596969" calcext:value-type="float">
            <text:p>13.596969</text:p>
          </table:table-cell>
          <table:table-cell office:value-type="float" office:value="12.903167" calcext:value-type="float">
            <text:p>12.903167</text:p>
          </table:table-cell>
          <table:table-cell office:value-type="float" office:value="13.113589" calcext:value-type="float">
            <text:p>13.113589</text:p>
          </table:table-cell>
          <table:table-cell office:value-type="float" office:value="423.821583" calcext:value-type="float">
            <text:p>423.821583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240305" calcext:value-type="float">
            <text:p>15.240305</text:p>
          </table:table-cell>
          <table:table-cell office:value-type="float" office:value="0.005167" calcext:value-type="float">
            <text:p>0.005167</text:p>
          </table:table-cell>
          <table:table-cell office:value-type="float" office:value="0.001365" calcext:value-type="float">
            <text:p>0.001365</text:p>
          </table:table-cell>
          <table:table-cell table:style-name="ce1" office:value-type="float" office:value="0.000742" calcext:value-type="float">
            <text:p>7.42E-04</text:p>
          </table:table-cell>
          <table:table-cell office:value-type="float" office:value="14.960098" calcext:value-type="float">
            <text:p>14.960098</text:p>
          </table:table-cell>
          <table:table-cell office:value-type="float" office:value="13.810742" calcext:value-type="float">
            <text:p>13.810742</text:p>
          </table:table-cell>
          <table:table-cell office:value-type="float" office:value="14.443457" calcext:value-type="float">
            <text:p>14.443457</text:p>
          </table:table-cell>
          <table:table-cell office:value-type="float" office:value="440.642968" calcext:value-type="float">
            <text:p>440.64296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553502" calcext:value-type="float">
            <text:p>15.553502</text:p>
          </table:table-cell>
          <table:table-cell office:value-type="float" office:value="0.004387" calcext:value-type="float">
            <text:p>0.004387</text:p>
          </table:table-cell>
          <table:table-cell office:value-type="float" office:value="0.001003" calcext:value-type="float">
            <text:p>0.001003</text:p>
          </table:table-cell>
          <table:table-cell table:style-name="ce1" office:value-type="float" office:value="0.000401" calcext:value-type="float">
            <text:p>4.01E-04</text:p>
          </table:table-cell>
          <table:table-cell office:value-type="float" office:value="15.987072" calcext:value-type="float">
            <text:p>15.987072</text:p>
          </table:table-cell>
          <table:table-cell office:value-type="float" office:value="15.148717" calcext:value-type="float">
            <text:p>15.148717</text:p>
          </table:table-cell>
          <table:table-cell office:value-type="float" office:value="15.122873" calcext:value-type="float">
            <text:p>15.122873</text:p>
          </table:table-cell>
          <table:table-cell office:value-type="float" office:value="449.752269" calcext:value-type="float">
            <text:p>449.75226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.061805" calcext:value-type="float">
            <text:p>16.061805</text:p>
          </table:table-cell>
          <table:table-cell office:value-type="float" office:value="0.004607" calcext:value-type="float">
            <text:p>0.004607</text:p>
          </table:table-cell>
          <table:table-cell office:value-type="float" office:value="0.00106" calcext:value-type="float">
            <text:p>0.00106</text:p>
          </table:table-cell>
          <table:table-cell table:style-name="ce1" office:value-type="float" office:value="0.000614" calcext:value-type="float">
            <text:p>6.14E-04</text:p>
          </table:table-cell>
          <table:table-cell office:value-type="float" office:value="16.147852" calcext:value-type="float">
            <text:p>16.147852</text:p>
          </table:table-cell>
          <table:table-cell office:value-type="float" office:value="15.548631" calcext:value-type="float">
            <text:p>15.548631</text:p>
          </table:table-cell>
          <table:table-cell office:value-type="float" office:value="15.894408" calcext:value-type="float">
            <text:p>15.894408</text:p>
          </table:table-cell>
          <table:table-cell office:value-type="float" office:value="462.202349" calcext:value-type="float">
            <text:p>462.2023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.320592" calcext:value-type="float">
            <text:p>16.320592</text:p>
          </table:table-cell>
          <table:table-cell office:value-type="float" office:value="0.004218" calcext:value-type="float">
            <text:p>0.004218</text:p>
          </table:table-cell>
          <table:table-cell table:style-name="ce1" office:value-type="float" office:value="0.000922" calcext:value-type="float">
            <text:p>9.22E-04</text:p>
          </table:table-cell>
          <table:table-cell table:style-name="ce1" office:value-type="float" office:value="0.000444" calcext:value-type="float">
            <text:p>4.44E-04</text:p>
          </table:table-cell>
          <table:table-cell office:value-type="float" office:value="19.375569" calcext:value-type="float">
            <text:p>19.375569</text:p>
          </table:table-cell>
          <table:table-cell office:value-type="float" office:value="18.812627" calcext:value-type="float">
            <text:p>18.812627</text:p>
          </table:table-cell>
          <table:table-cell office:value-type="float" office:value="20.780645" calcext:value-type="float">
            <text:p>20.780645</text:p>
          </table:table-cell>
          <table:table-cell office:value-type="float" office:value="483.854871" calcext:value-type="float">
            <text:p>483.854871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 table:number-columns-spanned="4" table:number-rows-spanned="1">
            <text:p>Best Cas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Worse Cas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verage Cas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Data size/million</text:p>
          </table:table-cell>
          <table:table-cell office:value-type="string" calcext:value-type="string">
            <text:p>Linear Search</text:p>
          </table:table-cell>
          <table:table-cell office:value-type="string" calcext:value-type="string">
            <text:p>Better Search</text:p>
          </table:table-cell>
          <table:table-cell office:value-type="string" calcext:value-type="string">
            <text:p>Sentinel Linear Search</text:p>
          </table:table-cell>
          <table:table-cell office:value-type="string" calcext:value-type="string">
            <text:p>Recursive Linear Search</text:p>
          </table:table-cell>
          <table:table-cell office:value-type="string" calcext:value-type="string">
            <text:p>Linear Search</text:p>
          </table:table-cell>
          <table:table-cell office:value-type="string" calcext:value-type="string">
            <text:p>Better Search</text:p>
          </table:table-cell>
          <table:table-cell office:value-type="string" calcext:value-type="string">
            <text:p>Sentinel Linear Search</text:p>
          </table:table-cell>
          <table:table-cell office:value-type="string" calcext:value-type="string">
            <text:p>Recursive Linear Search</text:p>
          </table:table-cell>
          <table:table-cell office:value-type="string" calcext:value-type="string">
            <text:p>Linear Search</text:p>
          </table:table-cell>
          <table:table-cell office:value-type="string" calcext:value-type="string">
            <text:p>Better Search</text:p>
          </table:table-cell>
          <table:table-cell office:value-type="string" calcext:value-type="string">
            <text:p>Sentinel Linear Search</text:p>
          </table:table-cell>
          <table:table-cell office:value-type="string" calcext:value-type="string">
            <text:p>Recursive Linear Sear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95" calcext:value-type="float">
            <text:p>2.09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.1693" calcext:value-type="float">
            <text:p>2.1693</text:p>
          </table:table-cell>
          <table:table-cell office:value-type="float" office:value="2.0954" calcext:value-type="float">
            <text:p>2.0954</text:p>
          </table:table-cell>
          <table:table-cell office:value-type="float" office:value="1.8577" calcext:value-type="float">
            <text:p>1.8577</text:p>
          </table:table-cell>
          <table:table-cell office:value-type="float" office:value="11.9278" calcext:value-type="float">
            <text:p>11.9278</text:p>
          </table:table-cell>
          <table:table-cell office:value-type="float" office:value="2.1505" calcext:value-type="float">
            <text:p>2.1505</text:p>
          </table:table-cell>
          <table:table-cell office:value-type="float" office:value="1.6827" calcext:value-type="float">
            <text:p>1.6827</text:p>
          </table:table-cell>
          <table:table-cell office:value-type="float" office:value="1.4911" calcext:value-type="float">
            <text:p>1.4911</text:p>
          </table:table-cell>
          <table:table-cell office:value-type="float" office:value="9.5836" calcext:value-type="float">
            <text:p>9.58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37" calcext:value-type="float">
            <text:p>4.3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4.3137" calcext:value-type="float">
            <text:p>4.3137</text:p>
          </table:table-cell>
          <table:table-cell office:value-type="float" office:value="4.2862" calcext:value-type="float">
            <text:p>4.2862</text:p>
          </table:table-cell>
          <table:table-cell office:value-type="float" office:value="3.744" calcext:value-type="float">
            <text:p>3.744</text:p>
          </table:table-cell>
          <table:table-cell office:value-type="float" office:value="25.1001" calcext:value-type="float">
            <text:p>25.1001</text:p>
          </table:table-cell>
          <table:table-cell office:value-type="float" office:value="4.2886" calcext:value-type="float">
            <text:p>4.2886</text:p>
          </table:table-cell>
          <table:table-cell office:value-type="float" office:value="2.0836" calcext:value-type="float">
            <text:p>2.0836</text:p>
          </table:table-cell>
          <table:table-cell office:value-type="float" office:value="1.8326" calcext:value-type="float">
            <text:p>1.8326</text:p>
          </table:table-cell>
          <table:table-cell office:value-type="float" office:value="12.3212" calcext:value-type="float">
            <text:p>12.32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488" calcext:value-type="float">
            <text:p>6.48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6.4861" calcext:value-type="float">
            <text:p>6.4861</text:p>
          </table:table-cell>
          <table:table-cell office:value-type="float" office:value="6.5297" calcext:value-type="float">
            <text:p>6.5297</text:p>
          </table:table-cell>
          <table:table-cell office:value-type="float" office:value="5.7072" calcext:value-type="float">
            <text:p>5.7072</text:p>
          </table:table-cell>
          <table:table-cell office:value-type="float" office:value="39.0393" calcext:value-type="float">
            <text:p>39.0393</text:p>
          </table:table-cell>
          <table:table-cell office:value-type="float" office:value="6.4418" calcext:value-type="float">
            <text:p>6.4418</text:p>
          </table:table-cell>
          <table:table-cell office:value-type="float" office:value="4.8384" calcext:value-type="float">
            <text:p>4.8384</text:p>
          </table:table-cell>
          <table:table-cell office:value-type="float" office:value="4.2323" calcext:value-type="float">
            <text:p>4.2323</text:p>
          </table:table-cell>
          <table:table-cell office:value-type="float" office:value="28.579" calcext:value-type="float">
            <text:p>28.5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671" calcext:value-type="float">
            <text:p>8.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8.6452" calcext:value-type="float">
            <text:p>8.6452</text:p>
          </table:table-cell>
          <table:table-cell office:value-type="float" office:value="8.6293" calcext:value-type="float">
            <text:p>8.6293</text:p>
          </table:table-cell>
          <table:table-cell office:value-type="float" office:value="7.5351" calcext:value-type="float">
            <text:p>7.5351</text:p>
          </table:table-cell>
          <table:table-cell office:value-type="float" office:value="52.4625" calcext:value-type="float">
            <text:p>52.4625</text:p>
          </table:table-cell>
          <table:table-cell office:value-type="float" office:value="8.6699" calcext:value-type="float">
            <text:p>8.6699</text:p>
          </table:table-cell>
          <table:table-cell office:value-type="float" office:value="6.0628" calcext:value-type="float">
            <text:p>6.0628</text:p>
          </table:table-cell>
          <table:table-cell office:value-type="float" office:value="5.3159" calcext:value-type="float">
            <text:p>5.3159</text:p>
          </table:table-cell>
          <table:table-cell office:value-type="float" office:value="36.5426" calcext:value-type="float">
            <text:p>36.54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784" calcext:value-type="float">
            <text:p>10.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0.7717" calcext:value-type="float">
            <text:p>10.7717</text:p>
          </table:table-cell>
          <table:table-cell office:value-type="float" office:value="10.7655" calcext:value-type="float">
            <text:p>10.7655</text:p>
          </table:table-cell>
          <table:table-cell office:value-type="float" office:value="9.3994" calcext:value-type="float">
            <text:p>9.3994</text:p>
          </table:table-cell>
          <table:table-cell office:value-type="float" office:value="65.0826" calcext:value-type="float">
            <text:p>65.0826</text:p>
          </table:table-cell>
          <table:table-cell office:value-type="float" office:value="10.8591" calcext:value-type="float">
            <text:p>10.8591</text:p>
          </table:table-cell>
          <table:table-cell office:value-type="float" office:value="7.2121" calcext:value-type="float">
            <text:p>7.2121</text:p>
          </table:table-cell>
          <table:table-cell office:value-type="float" office:value="6.3331" calcext:value-type="float">
            <text:p>6.3331</text:p>
          </table:table-cell>
          <table:table-cell office:value-type="float" office:value="43.4683" calcext:value-type="float">
            <text:p>43.46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906" calcext:value-type="float">
            <text:p>12.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2.9292" calcext:value-type="float">
            <text:p>12.9292</text:p>
          </table:table-cell>
          <table:table-cell office:value-type="float" office:value="12.9269" calcext:value-type="float">
            <text:p>12.9269</text:p>
          </table:table-cell>
          <table:table-cell office:value-type="float" office:value="11.2935" calcext:value-type="float">
            <text:p>11.2935</text:p>
          </table:table-cell>
          <table:table-cell office:value-type="float" office:value="79.3148" calcext:value-type="float">
            <text:p>79.3148</text:p>
          </table:table-cell>
          <table:table-cell office:value-type="float" office:value="12.8886" calcext:value-type="float">
            <text:p>12.8886</text:p>
          </table:table-cell>
          <table:table-cell office:value-type="float" office:value="9.7565" calcext:value-type="float">
            <text:p>9.7565</text:p>
          </table:table-cell>
          <table:table-cell office:value-type="float" office:value="8.5427" calcext:value-type="float">
            <text:p>8.5427</text:p>
          </table:table-cell>
          <table:table-cell office:value-type="float" office:value="58.8475" calcext:value-type="float">
            <text:p>58.84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095" calcext:value-type="float">
            <text:p>15.09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5.129" calcext:value-type="float">
            <text:p>15.129</text:p>
          </table:table-cell>
          <table:table-cell office:value-type="float" office:value="15.1484" calcext:value-type="float">
            <text:p>15.1484</text:p>
          </table:table-cell>
          <table:table-cell office:value-type="float" office:value="13.354" calcext:value-type="float">
            <text:p>13.354</text:p>
          </table:table-cell>
          <table:table-cell office:value-type="float" office:value="94.9134" calcext:value-type="float">
            <text:p>94.9134</text:p>
          </table:table-cell>
          <table:table-cell office:value-type="float" office:value="15.0629" calcext:value-type="float">
            <text:p>15.0629</text:p>
          </table:table-cell>
          <table:table-cell office:value-type="float" office:value="11.6335" calcext:value-type="float">
            <text:p>11.6335</text:p>
          </table:table-cell>
          <table:table-cell office:value-type="float" office:value="10.1823" calcext:value-type="float">
            <text:p>10.1823</text:p>
          </table:table-cell>
          <table:table-cell office:value-type="float" office:value="71.451" calcext:value-type="float">
            <text:p>71.4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026" calcext:value-type="float">
            <text:p>18.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2853" calcext:value-type="float">
            <text:p>17.2853</text:p>
          </table:table-cell>
          <table:table-cell office:value-type="float" office:value="17.2989" calcext:value-type="float">
            <text:p>17.2989</text:p>
          </table:table-cell>
          <table:table-cell office:value-type="float" office:value="15.1232" calcext:value-type="float">
            <text:p>15.1232</text:p>
          </table:table-cell>
          <table:table-cell office:value-type="float" office:value="108.2282" calcext:value-type="float">
            <text:p>108.2282</text:p>
          </table:table-cell>
          <table:table-cell office:value-type="float" office:value="17.1866" calcext:value-type="float">
            <text:p>17.1866</text:p>
          </table:table-cell>
          <table:table-cell office:value-type="float" office:value="11.367" calcext:value-type="float">
            <text:p>11.367</text:p>
          </table:table-cell>
          <table:table-cell office:value-type="float" office:value="10.0354" calcext:value-type="float">
            <text:p>10.0354</text:p>
          </table:table-cell>
          <table:table-cell office:value-type="float" office:value="69.9593" calcext:value-type="float">
            <text:p>69.95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512" calcext:value-type="float">
            <text:p>19.51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9.6111" calcext:value-type="float">
            <text:p>19.6111</text:p>
          </table:table-cell>
          <table:table-cell office:value-type="float" office:value="19.6706" calcext:value-type="float">
            <text:p>19.6706</text:p>
          </table:table-cell>
          <table:table-cell office:value-type="float" office:value="17.2139" calcext:value-type="float">
            <text:p>17.2139</text:p>
          </table:table-cell>
          <table:table-cell office:value-type="float" office:value="122.8553" calcext:value-type="float">
            <text:p>122.8553</text:p>
          </table:table-cell>
          <table:table-cell office:value-type="float" office:value="19.3504" calcext:value-type="float">
            <text:p>19.3504</text:p>
          </table:table-cell>
          <table:table-cell office:value-type="float" office:value="14.6966" calcext:value-type="float">
            <text:p>14.6966</text:p>
          </table:table-cell>
          <table:table-cell office:value-type="float" office:value="12.8584" calcext:value-type="float">
            <text:p>12.8584</text:p>
          </table:table-cell>
          <table:table-cell office:value-type="float" office:value="90.6354" calcext:value-type="float">
            <text:p>90.63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66" calcext:value-type="float">
            <text:p>21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1.6086" calcext:value-type="float">
            <text:p>21.6086</text:p>
          </table:table-cell>
          <table:table-cell office:value-type="float" office:value="21.753" calcext:value-type="float">
            <text:p>21.753</text:p>
          </table:table-cell>
          <table:table-cell office:value-type="float" office:value="18.905" calcext:value-type="float">
            <text:p>18.905</text:p>
          </table:table-cell>
          <table:table-cell office:value-type="float" office:value="136.6082" calcext:value-type="float">
            <text:p>136.6082</text:p>
          </table:table-cell>
          <table:table-cell office:value-type="float" office:value="21.4801" calcext:value-type="float">
            <text:p>21.4801</text:p>
          </table:table-cell>
          <table:table-cell office:value-type="float" office:value="13.6836" calcext:value-type="float">
            <text:p>13.6836</text:p>
          </table:table-cell>
          <table:table-cell office:value-type="float" office:value="11.9597" calcext:value-type="float">
            <text:p>11.9597</text:p>
          </table:table-cell>
          <table:table-cell office:value-type="float" office:value="84.1536" calcext:value-type="float">
            <text:p>84.15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.738" calcext:value-type="float">
            <text:p>23.73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3.8331" calcext:value-type="float">
            <text:p>23.8331</text:p>
          </table:table-cell>
          <table:table-cell office:value-type="float" office:value="23.7876" calcext:value-type="float">
            <text:p>23.7876</text:p>
          </table:table-cell>
          <table:table-cell office:value-type="float" office:value="20.7206" calcext:value-type="float">
            <text:p>20.7206</text:p>
          </table:table-cell>
          <table:table-cell office:value-type="float" office:value="151.2764" calcext:value-type="float">
            <text:p>151.2764</text:p>
          </table:table-cell>
          <table:table-cell office:value-type="float" office:value="23.6115" calcext:value-type="float">
            <text:p>23.6115</text:p>
          </table:table-cell>
          <table:table-cell office:value-type="float" office:value="16.4311" calcext:value-type="float">
            <text:p>16.4311</text:p>
          </table:table-cell>
          <table:table-cell office:value-type="float" office:value="14.3636" calcext:value-type="float">
            <text:p>14.3636</text:p>
          </table:table-cell>
          <table:table-cell office:value-type="float" office:value="102.0131" calcext:value-type="float">
            <text:p>102.0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.863" calcext:value-type="float">
            <text:p>25.86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5.8321" calcext:value-type="float">
            <text:p>25.8321</text:p>
          </table:table-cell>
          <table:table-cell office:value-type="float" office:value="25.8173" calcext:value-type="float">
            <text:p>25.8173</text:p>
          </table:table-cell>
          <table:table-cell office:value-type="float" office:value="22.5292" calcext:value-type="float">
            <text:p>22.5292</text:p>
          </table:table-cell>
          <table:table-cell office:value-type="float" office:value="161.9686" calcext:value-type="float">
            <text:p>161.9686</text:p>
          </table:table-cell>
          <table:table-cell office:value-type="float" office:value="25.8575" calcext:value-type="float">
            <text:p>25.8575</text:p>
          </table:table-cell>
          <table:table-cell office:value-type="float" office:value="19.8795" calcext:value-type="float">
            <text:p>19.8795</text:p>
          </table:table-cell>
          <table:table-cell office:value-type="float" office:value="17.3529" calcext:value-type="float">
            <text:p>17.3529</text:p>
          </table:table-cell>
          <table:table-cell office:value-type="float" office:value="124.4078" calcext:value-type="float">
            <text:p>124.40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964" calcext:value-type="float">
            <text:p>27.96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8.4239" calcext:value-type="float">
            <text:p>28.4239</text:p>
          </table:table-cell>
          <table:table-cell office:value-type="float" office:value="28.4122" calcext:value-type="float">
            <text:p>28.4122</text:p>
          </table:table-cell>
          <table:table-cell office:value-type="float" office:value="24.9165" calcext:value-type="float">
            <text:p>24.9165</text:p>
          </table:table-cell>
          <table:table-cell office:value-type="float" office:value="178.4635" calcext:value-type="float">
            <text:p>178.4635</text:p>
          </table:table-cell>
          <table:table-cell office:value-type="float" office:value="28.0622" calcext:value-type="float">
            <text:p>28.0622</text:p>
          </table:table-cell>
          <table:table-cell office:value-type="float" office:value="14.2959" calcext:value-type="float">
            <text:p>14.2959</text:p>
          </table:table-cell>
          <table:table-cell office:value-type="float" office:value="12.6394" calcext:value-type="float">
            <text:p>12.6394</text:p>
          </table:table-cell>
          <table:table-cell office:value-type="float" office:value="88.7987" calcext:value-type="float">
            <text:p>88.79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.183" calcext:value-type="float">
            <text:p>30.18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30.5421" calcext:value-type="float">
            <text:p>30.5421</text:p>
          </table:table-cell>
          <table:table-cell office:value-type="float" office:value="30.5148" calcext:value-type="float">
            <text:p>30.5148</text:p>
          </table:table-cell>
          <table:table-cell office:value-type="float" office:value="26.7631" calcext:value-type="float">
            <text:p>26.7631</text:p>
          </table:table-cell>
          <table:table-cell office:value-type="float" office:value="195.8534" calcext:value-type="float">
            <text:p>195.8534</text:p>
          </table:table-cell>
          <table:table-cell office:value-type="float" office:value="30.0804" calcext:value-type="float">
            <text:p>30.0804</text:p>
          </table:table-cell>
          <table:table-cell office:value-type="float" office:value="21.9398" calcext:value-type="float">
            <text:p>21.9398</text:p>
          </table:table-cell>
          <table:table-cell office:value-type="float" office:value="19.1328" calcext:value-type="float">
            <text:p>19.1328</text:p>
          </table:table-cell>
          <table:table-cell office:value-type="float" office:value="137.009" calcext:value-type="float">
            <text:p>137.0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.313" calcext:value-type="float">
            <text:p>32.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32.6706" calcext:value-type="float">
            <text:p>32.6706</text:p>
          </table:table-cell>
          <table:table-cell office:value-type="float" office:value="32.745" calcext:value-type="float">
            <text:p>32.745</text:p>
          </table:table-cell>
          <table:table-cell office:value-type="float" office:value="28.8109" calcext:value-type="float">
            <text:p>28.8109</text:p>
          </table:table-cell>
          <table:table-cell office:value-type="float" office:value="207.053" calcext:value-type="float">
            <text:p>207.053</text:p>
          </table:table-cell>
          <table:table-cell office:value-type="float" office:value="32.1955" calcext:value-type="float">
            <text:p>32.1955</text:p>
          </table:table-cell>
          <table:table-cell office:value-type="float" office:value="20.9928" calcext:value-type="float">
            <text:p>20.9928</text:p>
          </table:table-cell>
          <table:table-cell office:value-type="float" office:value="18.3463" calcext:value-type="float">
            <text:p>18.3463</text:p>
          </table:table-cell>
          <table:table-cell office:value-type="float" office:value="131.5287" calcext:value-type="float">
            <text:p>131.52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.415" calcext:value-type="float">
            <text:p>34.41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176" calcext:value-type="float">
            <text:p>35.0176</text:p>
          </table:table-cell>
          <table:table-cell office:value-type="float" office:value="34.9635" calcext:value-type="float">
            <text:p>34.9635</text:p>
          </table:table-cell>
          <table:table-cell office:value-type="float" office:value="30.5446" calcext:value-type="float">
            <text:p>30.5446</text:p>
          </table:table-cell>
          <table:table-cell office:value-type="float" office:value="221.7545" calcext:value-type="float">
            <text:p>221.7545</text:p>
          </table:table-cell>
          <table:table-cell office:value-type="float" office:value="35.0886" calcext:value-type="float">
            <text:p>35.0886</text:p>
          </table:table-cell>
          <table:table-cell office:value-type="float" office:value="30.3418" calcext:value-type="float">
            <text:p>30.3418</text:p>
          </table:table-cell>
          <table:table-cell office:value-type="float" office:value="26.4921" calcext:value-type="float">
            <text:p>26.4921</text:p>
          </table:table-cell>
          <table:table-cell office:value-type="float" office:value="192.142" calcext:value-type="float">
            <text:p>192.1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.602" calcext:value-type="float">
            <text:p>36.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5953" calcext:value-type="float">
            <text:p>37.5953</text:p>
          </table:table-cell>
          <table:table-cell office:value-type="float" office:value="37.1503" calcext:value-type="float">
            <text:p>37.1503</text:p>
          </table:table-cell>
          <table:table-cell office:value-type="float" office:value="32.2382" calcext:value-type="float">
            <text:p>32.2382</text:p>
          </table:table-cell>
          <table:table-cell office:value-type="float" office:value="240.9172" calcext:value-type="float">
            <text:p>240.9172</text:p>
          </table:table-cell>
          <table:table-cell office:value-type="float" office:value="36.5752" calcext:value-type="float">
            <text:p>36.5752</text:p>
          </table:table-cell>
          <table:table-cell office:value-type="float" office:value="21.6688" calcext:value-type="float">
            <text:p>21.6688</text:p>
          </table:table-cell>
          <table:table-cell office:value-type="float" office:value="18.9902" calcext:value-type="float">
            <text:p>18.9902</text:p>
          </table:table-cell>
          <table:table-cell office:value-type="float" office:value="136.3842" calcext:value-type="float">
            <text:p>136.38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.844" calcext:value-type="float">
            <text:p>38.84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9.3658" calcext:value-type="float">
            <text:p>39.3658</text:p>
          </table:table-cell>
          <table:table-cell office:value-type="float" office:value="39.0969" calcext:value-type="float">
            <text:p>39.0969</text:p>
          </table:table-cell>
          <table:table-cell office:value-type="float" office:value="34.0805" calcext:value-type="float">
            <text:p>34.0805</text:p>
          </table:table-cell>
          <table:table-cell office:value-type="float" office:value="252.4671" calcext:value-type="float">
            <text:p>252.4671</text:p>
          </table:table-cell>
          <table:table-cell office:value-type="float" office:value="38.691" calcext:value-type="float">
            <text:p>38.691</text:p>
          </table:table-cell>
          <table:table-cell office:value-type="float" office:value="24.1872" calcext:value-type="float">
            <text:p>24.1872</text:p>
          </table:table-cell>
          <table:table-cell office:value-type="float" office:value="21.1421" calcext:value-type="float">
            <text:p>21.1421</text:p>
          </table:table-cell>
          <table:table-cell office:value-type="float" office:value="152.1373" calcext:value-type="float">
            <text:p>152.13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.011" calcext:value-type="float">
            <text:p>41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41.2864" calcext:value-type="float">
            <text:p>41.2864</text:p>
          </table:table-cell>
          <table:table-cell office:value-type="float" office:value="41.1773" calcext:value-type="float">
            <text:p>41.1773</text:p>
          </table:table-cell>
          <table:table-cell office:value-type="float" office:value="35.9529" calcext:value-type="float">
            <text:p>35.9529</text:p>
          </table:table-cell>
          <table:table-cell office:value-type="float" office:value="260.3988" calcext:value-type="float">
            <text:p>260.3988</text:p>
          </table:table-cell>
          <table:table-cell office:value-type="float" office:value="40.714" calcext:value-type="float">
            <text:p>40.714</text:p>
          </table:table-cell>
          <table:table-cell office:value-type="float" office:value="30.8451" calcext:value-type="float">
            <text:p>30.8451</text:p>
          </table:table-cell>
          <table:table-cell office:value-type="float" office:value="26.9869" calcext:value-type="float">
            <text:p>26.9869</text:p>
          </table:table-cell>
          <table:table-cell office:value-type="float" office:value="194.7469" calcext:value-type="float">
            <text:p>194.74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142" calcext:value-type="float">
            <text:p>43.14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3.0998" calcext:value-type="float">
            <text:p>43.0998</text:p>
          </table:table-cell>
          <table:table-cell office:value-type="float" office:value="43.0604" calcext:value-type="float">
            <text:p>43.0604</text:p>
          </table:table-cell>
          <table:table-cell office:value-type="float" office:value="37.5631" calcext:value-type="float">
            <text:p>37.5631</text:p>
          </table:table-cell>
          <table:table-cell office:value-type="float" office:value="272.2534" calcext:value-type="float">
            <text:p>272.2534</text:p>
          </table:table-cell>
          <table:table-cell office:value-type="float" office:value="42.8934" calcext:value-type="float">
            <text:p>42.8934</text:p>
          </table:table-cell>
          <table:table-cell office:value-type="float" office:value="34.7791" calcext:value-type="float">
            <text:p>34.7791</text:p>
          </table:table-cell>
          <table:table-cell office:value-type="float" office:value="30.3675" calcext:value-type="float">
            <text:p>30.3675</text:p>
          </table:table-cell>
          <table:table-cell office:value-type="float" office:value="220.4658" calcext:value-type="float">
            <text:p>220.46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.246" calcext:value-type="float">
            <text:p>45.24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5.9468" calcext:value-type="float">
            <text:p>45.9468</text:p>
          </table:table-cell>
          <table:table-cell office:value-type="float" office:value="45.774" calcext:value-type="float">
            <text:p>45.774</text:p>
          </table:table-cell>
          <table:table-cell office:value-type="float" office:value="39.849" calcext:value-type="float">
            <text:p>39.849</text:p>
          </table:table-cell>
          <table:table-cell office:value-type="float" office:value="287.0226" calcext:value-type="float">
            <text:p>287.0226</text:p>
          </table:table-cell>
          <table:table-cell office:value-type="float" office:value="45.1542" calcext:value-type="float">
            <text:p>45.1542</text:p>
          </table:table-cell>
          <table:table-cell office:value-type="float" office:value="33.0919" calcext:value-type="float">
            <text:p>33.0919</text:p>
          </table:table-cell>
          <table:table-cell office:value-type="float" office:value="28.8215" calcext:value-type="float">
            <text:p>28.8215</text:p>
          </table:table-cell>
          <table:table-cell office:value-type="float" office:value="208.8179" calcext:value-type="float">
            <text:p>208.81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.335" calcext:value-type="float">
            <text:p>47.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47.4513" calcext:value-type="float">
            <text:p>47.4513</text:p>
          </table:table-cell>
          <table:table-cell office:value-type="float" office:value="47.5128" calcext:value-type="float">
            <text:p>47.5128</text:p>
          </table:table-cell>
          <table:table-cell office:value-type="float" office:value="41.3643" calcext:value-type="float">
            <text:p>41.3643</text:p>
          </table:table-cell>
          <table:table-cell office:value-type="float" office:value="300.0713" calcext:value-type="float">
            <text:p>300.0713</text:p>
          </table:table-cell>
          <table:table-cell office:value-type="float" office:value="47.228" calcext:value-type="float">
            <text:p>47.228</text:p>
          </table:table-cell>
          <table:table-cell office:value-type="float" office:value="36.1965" calcext:value-type="float">
            <text:p>36.1965</text:p>
          </table:table-cell>
          <table:table-cell office:value-type="float" office:value="31.5717" calcext:value-type="float">
            <text:p>31.5717</text:p>
          </table:table-cell>
          <table:table-cell office:value-type="float" office:value="229.3147" calcext:value-type="float">
            <text:p>229.31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.631" calcext:value-type="float">
            <text:p>49.63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8951" calcext:value-type="float">
            <text:p>49.8951</text:p>
          </table:table-cell>
          <table:table-cell office:value-type="float" office:value="49.8505" calcext:value-type="float">
            <text:p>49.8505</text:p>
          </table:table-cell>
          <table:table-cell office:value-type="float" office:value="43.3284" calcext:value-type="float">
            <text:p>43.3284</text:p>
          </table:table-cell>
          <table:table-cell office:value-type="float" office:value="317.2846" calcext:value-type="float">
            <text:p>317.2846</text:p>
          </table:table-cell>
          <table:table-cell office:value-type="float" office:value="49.3645" calcext:value-type="float">
            <text:p>49.3645</text:p>
          </table:table-cell>
          <table:table-cell office:value-type="float" office:value="42.466" calcext:value-type="float">
            <text:p>42.466</text:p>
          </table:table-cell>
          <table:table-cell office:value-type="float" office:value="37.1104" calcext:value-type="float">
            <text:p>37.1104</text:p>
          </table:table-cell>
          <table:table-cell office:value-type="float" office:value="268.6052" calcext:value-type="float">
            <text:p>268.60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.992" calcext:value-type="float">
            <text:p>51.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52.1517" calcext:value-type="float">
            <text:p>52.1517</text:p>
          </table:table-cell>
          <table:table-cell office:value-type="float" office:value="52.0617" calcext:value-type="float">
            <text:p>52.0617</text:p>
          </table:table-cell>
          <table:table-cell office:value-type="float" office:value="45.6208" calcext:value-type="float">
            <text:p>45.6208</text:p>
          </table:table-cell>
          <table:table-cell office:value-type="float" office:value="337.3818" calcext:value-type="float">
            <text:p>337.3818</text:p>
          </table:table-cell>
          <table:table-cell office:value-type="float" office:value="51.5539" calcext:value-type="float">
            <text:p>51.5539</text:p>
          </table:table-cell>
          <table:table-cell office:value-type="float" office:value="27.1043" calcext:value-type="float">
            <text:p>27.1043</text:p>
          </table:table-cell>
          <table:table-cell office:value-type="float" office:value="24.0202" calcext:value-type="float">
            <text:p>24.0202</text:p>
          </table:table-cell>
          <table:table-cell office:value-type="float" office:value="170.9786" calcext:value-type="float">
            <text:p>170.97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.282" calcext:value-type="float">
            <text:p>54.28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4.959" calcext:value-type="float">
            <text:p>54.959</text:p>
          </table:table-cell>
          <table:table-cell office:value-type="float" office:value="54.4122" calcext:value-type="float">
            <text:p>54.4122</text:p>
          </table:table-cell>
          <table:table-cell office:value-type="float" office:value="47.7239" calcext:value-type="float">
            <text:p>47.7239</text:p>
          </table:table-cell>
          <table:table-cell office:value-type="float" office:value="351.8944" calcext:value-type="float">
            <text:p>351.8944</text:p>
          </table:table-cell>
          <table:table-cell office:value-type="float" office:value="53.6388" calcext:value-type="float">
            <text:p>53.6388</text:p>
          </table:table-cell>
          <table:table-cell office:value-type="float" office:value="41.1613" calcext:value-type="float">
            <text:p>41.1613</text:p>
          </table:table-cell>
          <table:table-cell office:value-type="float" office:value="36.0495" calcext:value-type="float">
            <text:p>36.0495</text:p>
          </table:table-cell>
          <table:table-cell office:value-type="float" office:value="260.6563" calcext:value-type="float">
            <text:p>260.65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6.084" calcext:value-type="float">
            <text:p>56.08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6.2907" calcext:value-type="float">
            <text:p>56.2907</text:p>
          </table:table-cell>
          <table:table-cell office:value-type="float" office:value="56.1284" calcext:value-type="float">
            <text:p>56.1284</text:p>
          </table:table-cell>
          <table:table-cell office:value-type="float" office:value="49.0242" calcext:value-type="float">
            <text:p>49.0242</text:p>
          </table:table-cell>
          <table:table-cell office:value-type="float" office:value="356.1092" calcext:value-type="float">
            <text:p>356.1092</text:p>
          </table:table-cell>
          <table:table-cell office:value-type="float" office:value="55.9053" calcext:value-type="float">
            <text:p>55.9053</text:p>
          </table:table-cell>
          <table:table-cell office:value-type="float" office:value="33.6516" calcext:value-type="float">
            <text:p>33.6516</text:p>
          </table:table-cell>
          <table:table-cell office:value-type="float" office:value="29.4006" calcext:value-type="float">
            <text:p>29.4006</text:p>
          </table:table-cell>
          <table:table-cell office:value-type="float" office:value="212.4293" calcext:value-type="float">
            <text:p>212.42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8.094" calcext:value-type="float">
            <text:p>58.09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59.2166" calcext:value-type="float">
            <text:p>59.2166</text:p>
          </table:table-cell>
          <table:table-cell office:value-type="float" office:value="58.9458" calcext:value-type="float">
            <text:p>58.9458</text:p>
          </table:table-cell>
          <table:table-cell office:value-type="float" office:value="51.6211" calcext:value-type="float">
            <text:p>51.6211</text:p>
          </table:table-cell>
          <table:table-cell office:value-type="float" office:value="415.0841" calcext:value-type="float">
            <text:p>415.0841</text:p>
          </table:table-cell>
          <table:table-cell office:value-type="float" office:value="57.923" calcext:value-type="float">
            <text:p>57.923</text:p>
          </table:table-cell>
          <table:table-cell office:value-type="float" office:value="47.3436" calcext:value-type="float">
            <text:p>47.3436</text:p>
          </table:table-cell>
          <table:table-cell office:value-type="float" office:value="41.4101" calcext:value-type="float">
            <text:p>41.4101</text:p>
          </table:table-cell>
          <table:table-cell office:value-type="float" office:value="300.8662" calcext:value-type="float">
            <text:p>300.86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.283" calcext:value-type="float">
            <text:p>60.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60.9607" calcext:value-type="float">
            <text:p>60.9607</text:p>
          </table:table-cell>
          <table:table-cell office:value-type="float" office:value="61.0297" calcext:value-type="float">
            <text:p>61.0297</text:p>
          </table:table-cell>
          <table:table-cell office:value-type="float" office:value="53.0024" calcext:value-type="float">
            <text:p>53.0024</text:p>
          </table:table-cell>
          <table:table-cell office:value-type="float" office:value="385.5715" calcext:value-type="float">
            <text:p>385.5715</text:p>
          </table:table-cell>
          <table:table-cell office:value-type="float" office:value="60.0036" calcext:value-type="float">
            <text:p>60.0036</text:p>
          </table:table-cell>
          <table:table-cell office:value-type="float" office:value="50.0269" calcext:value-type="float">
            <text:p>50.0269</text:p>
          </table:table-cell>
          <table:table-cell office:value-type="float" office:value="43.685" calcext:value-type="float">
            <text:p>43.685</text:p>
          </table:table-cell>
          <table:table-cell office:value-type="float" office:value="317.54" calcext:value-type="float">
            <text:p>317.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.377" calcext:value-type="float">
            <text:p>63.3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4133" calcext:value-type="float">
            <text:p>63.4133</text:p>
          </table:table-cell>
          <table:table-cell office:value-type="float" office:value="63.5296" calcext:value-type="float">
            <text:p>63.5296</text:p>
          </table:table-cell>
          <table:table-cell office:value-type="float" office:value="55.3979" calcext:value-type="float">
            <text:p>55.3979</text:p>
          </table:table-cell>
          <table:table-cell office:value-type="float" office:value="408.8398" calcext:value-type="float">
            <text:p>408.8398</text:p>
          </table:table-cell>
          <table:table-cell office:value-type="float" office:value="62.4107" calcext:value-type="float">
            <text:p>62.4107</text:p>
          </table:table-cell>
          <table:table-cell office:value-type="float" office:value="43.0952" calcext:value-type="float">
            <text:p>43.0952</text:p>
          </table:table-cell>
          <table:table-cell office:value-type="float" office:value="37.6055" calcext:value-type="float">
            <text:p>37.6055</text:p>
          </table:table-cell>
          <table:table-cell office:value-type="float" office:value="273.0052" calcext:value-type="float">
            <text:p>273.00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.72" calcext:value-type="float">
            <text:p>64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2499" calcext:value-type="float">
            <text:p>68.2499</text:p>
          </table:table-cell>
          <table:table-cell office:value-type="float" office:value="68.1668" calcext:value-type="float">
            <text:p>68.1668</text:p>
          </table:table-cell>
          <table:table-cell office:value-type="float" office:value="59.8231" calcext:value-type="float">
            <text:p>59.8231</text:p>
          </table:table-cell>
          <table:table-cell office:value-type="float" office:value="469.4431" calcext:value-type="float">
            <text:p>469.4431</text:p>
          </table:table-cell>
          <table:table-cell office:value-type="float" office:value="64.4854" calcext:value-type="float">
            <text:p>64.4854</text:p>
          </table:table-cell>
          <table:table-cell office:value-type="float" office:value="57.6271" calcext:value-type="float">
            <text:p>57.6271</text:p>
          </table:table-cell>
          <table:table-cell office:value-type="float" office:value="50.2159" calcext:value-type="float">
            <text:p>50.2159</text:p>
          </table:table-cell>
          <table:table-cell office:value-type="float" office:value="366.3125" calcext:value-type="float">
            <text:p>366.31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6.679" calcext:value-type="float">
            <text:p>66.67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9826" calcext:value-type="float">
            <text:p>66.9826</text:p>
          </table:table-cell>
          <table:table-cell office:value-type="float" office:value="67.8556" calcext:value-type="float">
            <text:p>67.8556</text:p>
          </table:table-cell>
          <table:table-cell office:value-type="float" office:value="59.0737" calcext:value-type="float">
            <text:p>59.0737</text:p>
          </table:table-cell>
          <table:table-cell office:value-type="float" office:value="424.6551" calcext:value-type="float">
            <text:p>424.6551</text:p>
          </table:table-cell>
          <table:table-cell office:value-type="float" office:value="66.5747" calcext:value-type="float">
            <text:p>66.5747</text:p>
          </table:table-cell>
          <table:table-cell office:value-type="float" office:value="43.6752" calcext:value-type="float">
            <text:p>43.6752</text:p>
          </table:table-cell>
          <table:table-cell office:value-type="float" office:value="38.1723" calcext:value-type="float">
            <text:p>38.1723</text:p>
          </table:table-cell>
          <table:table-cell office:value-type="float" office:value="276.3048" calcext:value-type="float">
            <text:p>276.30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8.992" calcext:value-type="float">
            <text:p>68.99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68.9617" calcext:value-type="float">
            <text:p>68.9617</text:p>
          </table:table-cell>
          <table:table-cell office:value-type="float" office:value="68.8963" calcext:value-type="float">
            <text:p>68.8963</text:p>
          </table:table-cell>
          <table:table-cell office:value-type="float" office:value="60.249" calcext:value-type="float">
            <text:p>60.249</text:p>
          </table:table-cell>
          <table:table-cell office:value-type="float" office:value="437.3232" calcext:value-type="float">
            <text:p>437.3232</text:p>
          </table:table-cell>
          <table:table-cell office:value-type="float" office:value="68.7812" calcext:value-type="float">
            <text:p>68.7812</text:p>
          </table:table-cell>
          <table:table-cell office:value-type="float" office:value="65.7435" calcext:value-type="float">
            <text:p>65.7435</text:p>
          </table:table-cell>
          <table:table-cell office:value-type="float" office:value="57.4787" calcext:value-type="float">
            <text:p>57.4787</text:p>
          </table:table-cell>
          <table:table-cell office:value-type="float" office:value="420.076" calcext:value-type="float">
            <text:p>420.0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1.174" calcext:value-type="float">
            <text:p>71.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1.6107" calcext:value-type="float">
            <text:p>71.6107</text:p>
          </table:table-cell>
          <table:table-cell office:value-type="float" office:value="71.6877" calcext:value-type="float">
            <text:p>71.6877</text:p>
          </table:table-cell>
          <table:table-cell office:value-type="float" office:value="63.093" calcext:value-type="float">
            <text:p>63.093</text:p>
          </table:table-cell>
          <table:table-cell office:value-type="float" office:value="455.997" calcext:value-type="float">
            <text:p>455.997</text:p>
          </table:table-cell>
          <table:table-cell office:value-type="float" office:value="70.9198" calcext:value-type="float">
            <text:p>70.9198</text:p>
          </table:table-cell>
          <table:table-cell office:value-type="float" office:value="45.7246" calcext:value-type="float">
            <text:p>45.7246</text:p>
          </table:table-cell>
          <table:table-cell office:value-type="float" office:value="39.8974" calcext:value-type="float">
            <text:p>39.8974</text:p>
          </table:table-cell>
          <table:table-cell office:value-type="float" office:value="291.5455" calcext:value-type="float">
            <text:p>291.54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3.411" calcext:value-type="float">
            <text:p>73.41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74.0119" calcext:value-type="float">
            <text:p>74.0119</text:p>
          </table:table-cell>
          <table:table-cell office:value-type="float" office:value="73.5455" calcext:value-type="float">
            <text:p>73.5455</text:p>
          </table:table-cell>
          <table:table-cell office:value-type="float" office:value="64.1791" calcext:value-type="float">
            <text:p>64.1791</text:p>
          </table:table-cell>
          <table:table-cell office:value-type="float" office:value="468.5106" calcext:value-type="float">
            <text:p>468.5106</text:p>
          </table:table-cell>
          <table:table-cell office:value-type="float" office:value="73.0846" calcext:value-type="float">
            <text:p>73.0846</text:p>
          </table:table-cell>
          <table:table-cell office:value-type="float" office:value="63.1774" calcext:value-type="float">
            <text:p>63.1774</text:p>
          </table:table-cell>
          <table:table-cell office:value-type="float" office:value="55.4645" calcext:value-type="float">
            <text:p>55.4645</text:p>
          </table:table-cell>
          <table:table-cell office:value-type="float" office:value="406.6814" calcext:value-type="float">
            <text:p>406.68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.601" calcext:value-type="float">
            <text:p>75.6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5334" calcext:value-type="float">
            <text:p>75.5334</text:p>
          </table:table-cell>
          <table:table-cell office:value-type="float" office:value="75.4985" calcext:value-type="float">
            <text:p>75.4985</text:p>
          </table:table-cell>
          <table:table-cell office:value-type="float" office:value="66.067" calcext:value-type="float">
            <text:p>66.067</text:p>
          </table:table-cell>
          <table:table-cell office:value-type="float" office:value="478.123" calcext:value-type="float">
            <text:p>478.123</text:p>
          </table:table-cell>
          <table:table-cell office:value-type="float" office:value="75.2673" calcext:value-type="float">
            <text:p>75.2673</text:p>
          </table:table-cell>
          <table:table-cell office:value-type="float" office:value="65.6846" calcext:value-type="float">
            <text:p>65.6846</text:p>
          </table:table-cell>
          <table:table-cell office:value-type="float" office:value="57.3668" calcext:value-type="float">
            <text:p>57.3668</text:p>
          </table:table-cell>
          <table:table-cell office:value-type="float" office:value="416.6553" calcext:value-type="float">
            <text:p>416.65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7.759" calcext:value-type="float">
            <text:p>77.75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77.5992" calcext:value-type="float">
            <text:p>77.5992</text:p>
          </table:table-cell>
          <table:table-cell office:value-type="float" office:value="77.7409" calcext:value-type="float">
            <text:p>77.7409</text:p>
          </table:table-cell>
          <table:table-cell office:value-type="float" office:value="67.7795" calcext:value-type="float">
            <text:p>67.7795</text:p>
          </table:table-cell>
          <table:table-cell office:value-type="float" office:value="490.6899" calcext:value-type="float">
            <text:p>490.6899</text:p>
          </table:table-cell>
          <table:table-cell office:value-type="float" office:value="77.4004" calcext:value-type="float">
            <text:p>77.4004</text:p>
          </table:table-cell>
          <table:table-cell office:value-type="float" office:value="76.6747" calcext:value-type="float">
            <text:p>76.6747</text:p>
          </table:table-cell>
          <table:table-cell office:value-type="float" office:value="66.9904" calcext:value-type="float">
            <text:p>66.9904</text:p>
          </table:table-cell>
          <table:table-cell office:value-type="float" office:value="486.4415" calcext:value-type="float">
            <text:p>486.44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9.814" calcext:value-type="float">
            <text:p>79.81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79.9725" calcext:value-type="float">
            <text:p>79.9725</text:p>
          </table:table-cell>
          <table:table-cell office:value-type="float" office:value="79.7121" calcext:value-type="float">
            <text:p>79.7121</text:p>
          </table:table-cell>
          <table:table-cell office:value-type="float" office:value="69.6811" calcext:value-type="float">
            <text:p>69.6811</text:p>
          </table:table-cell>
          <table:table-cell office:value-type="float" office:value="504.7578" calcext:value-type="float">
            <text:p>504.7578</text:p>
          </table:table-cell>
          <table:table-cell office:value-type="float" office:value="80.013" calcext:value-type="float">
            <text:p>80.013</text:p>
          </table:table-cell>
          <table:table-cell office:value-type="float" office:value="50.2833" calcext:value-type="float">
            <text:p>50.2833</text:p>
          </table:table-cell>
          <table:table-cell office:value-type="float" office:value="43.8468" calcext:value-type="float">
            <text:p>43.8468</text:p>
          </table:table-cell>
          <table:table-cell office:value-type="float" office:value="319.3825" calcext:value-type="float">
            <text:p>319.38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1.809" calcext:value-type="float">
            <text:p>81.80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81.7144" calcext:value-type="float">
            <text:p>81.7144</text:p>
          </table:table-cell>
          <table:table-cell office:value-type="float" office:value="81.6608" calcext:value-type="float">
            <text:p>81.6608</text:p>
          </table:table-cell>
          <table:table-cell office:value-type="float" office:value="71.562" calcext:value-type="float">
            <text:p>71.562</text:p>
          </table:table-cell>
          <table:table-cell office:value-type="float" office:value="519.2507" calcext:value-type="float">
            <text:p>519.2507</text:p>
          </table:table-cell>
          <table:table-cell office:value-type="float" office:value="81.6166" calcext:value-type="float">
            <text:p>81.6166</text:p>
          </table:table-cell>
          <table:table-cell office:value-type="float" office:value="54.2087" calcext:value-type="float">
            <text:p>54.2087</text:p>
          </table:table-cell>
          <table:table-cell office:value-type="float" office:value="47.3781" calcext:value-type="float">
            <text:p>47.3781</text:p>
          </table:table-cell>
          <table:table-cell office:value-type="float" office:value="344.7738" calcext:value-type="float">
            <text:p>344.77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4.159" calcext:value-type="float">
            <text:p>84.159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83.9613" calcext:value-type="float">
            <text:p>83.9613</text:p>
          </table:table-cell>
          <table:table-cell office:value-type="float" office:value="83.8211" calcext:value-type="float">
            <text:p>83.8211</text:p>
          </table:table-cell>
          <table:table-cell office:value-type="float" office:value="73.2907" calcext:value-type="float">
            <text:p>73.2907</text:p>
          </table:table-cell>
          <table:table-cell office:value-type="float" office:value="530.2336" calcext:value-type="float">
            <text:p>530.2336</text:p>
          </table:table-cell>
          <table:table-cell office:value-type="float" office:value="83.8833" calcext:value-type="float">
            <text:p>83.8833</text:p>
          </table:table-cell>
          <table:table-cell office:value-type="float" office:value="73.2118" calcext:value-type="float">
            <text:p>73.2118</text:p>
          </table:table-cell>
          <table:table-cell office:value-type="float" office:value="63.9866" calcext:value-type="float">
            <text:p>63.9866</text:p>
          </table:table-cell>
          <table:table-cell office:value-type="float" office:value="465.0461" calcext:value-type="float">
            <text:p>465.04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6.047" calcext:value-type="float">
            <text:p>86.04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7395" calcext:value-type="float">
            <text:p>86.7395</text:p>
          </table:table-cell>
          <table:table-cell office:value-type="float" office:value="87.1801" calcext:value-type="float">
            <text:p>87.1801</text:p>
          </table:table-cell>
          <table:table-cell office:value-type="float" office:value="77.0423" calcext:value-type="float">
            <text:p>77.0423</text:p>
          </table:table-cell>
          <table:table-cell office:value-type="float" office:value="553.1225" calcext:value-type="float">
            <text:p>553.1225</text:p>
          </table:table-cell>
          <table:table-cell office:value-type="float" office:value="85.9398" calcext:value-type="float">
            <text:p>85.9398</text:p>
          </table:table-cell>
          <table:table-cell office:value-type="float" office:value="48.4357" calcext:value-type="float">
            <text:p>48.4357</text:p>
          </table:table-cell>
          <table:table-cell office:value-type="float" office:value="42.9515" calcext:value-type="float">
            <text:p>42.9515</text:p>
          </table:table-cell>
          <table:table-cell office:value-type="float" office:value="306.5782" calcext:value-type="float">
            <text:p>306.57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8.527" calcext:value-type="float">
            <text:p>88.527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88.1331" calcext:value-type="float">
            <text:p>88.1331</text:p>
          </table:table-cell>
          <table:table-cell office:value-type="float" office:value="87.9685" calcext:value-type="float">
            <text:p>87.9685</text:p>
          </table:table-cell>
          <table:table-cell office:value-type="float" office:value="76.9637" calcext:value-type="float">
            <text:p>76.9637</text:p>
          </table:table-cell>
          <table:table-cell office:value-type="float" office:value="559.6431" calcext:value-type="float">
            <text:p>559.6431</text:p>
          </table:table-cell>
          <table:table-cell office:value-type="float" office:value="88.1249" calcext:value-type="float">
            <text:p>88.1249</text:p>
          </table:table-cell>
          <table:table-cell office:value-type="float" office:value="67.4681" calcext:value-type="float">
            <text:p>67.4681</text:p>
          </table:table-cell>
          <table:table-cell office:value-type="float" office:value="59.0361" calcext:value-type="float">
            <text:p>59.0361</text:p>
          </table:table-cell>
          <table:table-cell office:value-type="float" office:value="430.2718" calcext:value-type="float">
            <text:p>430.27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.579" calcext:value-type="float">
            <text:p>90.579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90.3732" calcext:value-type="float">
            <text:p>90.3732</text:p>
          </table:table-cell>
          <table:table-cell office:value-type="float" office:value="90.1639" calcext:value-type="float">
            <text:p>90.1639</text:p>
          </table:table-cell>
          <table:table-cell office:value-type="float" office:value="78.9213" calcext:value-type="float">
            <text:p>78.9213</text:p>
          </table:table-cell>
          <table:table-cell office:value-type="float" office:value="571.5779" calcext:value-type="float">
            <text:p>571.5779</text:p>
          </table:table-cell>
          <table:table-cell office:value-type="float" office:value="90.3194" calcext:value-type="float">
            <text:p>90.3194</text:p>
          </table:table-cell>
          <table:table-cell office:value-type="float" office:value="67.1085" calcext:value-type="float">
            <text:p>67.1085</text:p>
          </table:table-cell>
          <table:table-cell office:value-type="float" office:value="58.7996" calcext:value-type="float">
            <text:p>58.7996</text:p>
          </table:table-cell>
          <table:table-cell office:value-type="float" office:value="425.3854" calcext:value-type="float">
            <text:p>425.38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2.617" calcext:value-type="float">
            <text:p>92.617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92.8773" calcext:value-type="float">
            <text:p>92.8773</text:p>
          </table:table-cell>
          <table:table-cell office:value-type="float" office:value="92.8768" calcext:value-type="float">
            <text:p>92.8768</text:p>
          </table:table-cell>
          <table:table-cell office:value-type="float" office:value="81.1271" calcext:value-type="float">
            <text:p>81.1271</text:p>
          </table:table-cell>
          <table:table-cell office:value-type="float" office:value="586.2031" calcext:value-type="float">
            <text:p>586.2031</text:p>
          </table:table-cell>
          <table:table-cell office:value-type="float" office:value="92.3161" calcext:value-type="float">
            <text:p>92.3161</text:p>
          </table:table-cell>
          <table:table-cell office:value-type="float" office:value="62.2732" calcext:value-type="float">
            <text:p>62.2732</text:p>
          </table:table-cell>
          <table:table-cell office:value-type="float" office:value="54.391" calcext:value-type="float">
            <text:p>54.391</text:p>
          </table:table-cell>
          <table:table-cell office:value-type="float" office:value="394.7977" calcext:value-type="float">
            <text:p>394.79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.863" calcext:value-type="float">
            <text:p>94.86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873" calcext:value-type="float">
            <text:p>94.873</text:p>
          </table:table-cell>
          <table:table-cell office:value-type="float" office:value="94.815" calcext:value-type="float">
            <text:p>94.815</text:p>
          </table:table-cell>
          <table:table-cell office:value-type="float" office:value="82.9554" calcext:value-type="float">
            <text:p>82.9554</text:p>
          </table:table-cell>
          <table:table-cell office:value-type="float" office:value="599.622" calcext:value-type="float">
            <text:p>599.622</text:p>
          </table:table-cell>
          <table:table-cell office:value-type="float" office:value="94.2497" calcext:value-type="float">
            <text:p>94.2497</text:p>
          </table:table-cell>
          <table:table-cell office:value-type="float" office:value="74.4268" calcext:value-type="float">
            <text:p>74.4268</text:p>
          </table:table-cell>
          <table:table-cell office:value-type="float" office:value="65.1223" calcext:value-type="float">
            <text:p>65.1223</text:p>
          </table:table-cell>
          <table:table-cell office:value-type="float" office:value="473.2951" calcext:value-type="float">
            <text:p>473.29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6.872" calcext:value-type="float">
            <text:p>96.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96.6886" calcext:value-type="float">
            <text:p>96.6886</text:p>
          </table:table-cell>
          <table:table-cell office:value-type="float" office:value="96.7787" calcext:value-type="float">
            <text:p>96.7787</text:p>
          </table:table-cell>
          <table:table-cell office:value-type="float" office:value="84.5917" calcext:value-type="float">
            <text:p>84.5917</text:p>
          </table:table-cell>
          <table:table-cell office:value-type="float" office:value="612.7573" calcext:value-type="float">
            <text:p>612.7573</text:p>
          </table:table-cell>
          <table:table-cell office:value-type="float" office:value="96.6466" calcext:value-type="float">
            <text:p>96.6466</text:p>
          </table:table-cell>
          <table:table-cell office:value-type="float" office:value="62.6758" calcext:value-type="float">
            <text:p>62.6758</text:p>
          </table:table-cell>
          <table:table-cell office:value-type="float" office:value="54.7458" calcext:value-type="float">
            <text:p>54.7458</text:p>
          </table:table-cell>
          <table:table-cell office:value-type="float" office:value="397.9231" calcext:value-type="float">
            <text:p>397.92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245" calcext:value-type="float">
            <text:p>99.24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267" calcext:value-type="float">
            <text:p>99.267</text:p>
          </table:table-cell>
          <table:table-cell office:value-type="float" office:value="99.1811" calcext:value-type="float">
            <text:p>99.1811</text:p>
          </table:table-cell>
          <table:table-cell office:value-type="float" office:value="86.5675" calcext:value-type="float">
            <text:p>86.5675</text:p>
          </table:table-cell>
          <table:table-cell office:value-type="float" office:value="626.1231" calcext:value-type="float">
            <text:p>626.1231</text:p>
          </table:table-cell>
          <table:table-cell office:value-type="float" office:value="99.7353" calcext:value-type="float">
            <text:p>99.7353</text:p>
          </table:table-cell>
          <table:table-cell office:value-type="float" office:value="73.2253" calcext:value-type="float">
            <text:p>73.2253</text:p>
          </table:table-cell>
          <table:table-cell office:value-type="float" office:value="63.7451" calcext:value-type="float">
            <text:p>63.7451</text:p>
          </table:table-cell>
          <table:table-cell office:value-type="float" office:value="463.1946" calcext:value-type="float">
            <text:p>463.19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.003" calcext:value-type="float">
            <text:p>101.00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1.8113" calcext:value-type="float">
            <text:p>101.8113</text:p>
          </table:table-cell>
          <table:table-cell office:value-type="float" office:value="101.2626" calcext:value-type="float">
            <text:p>101.2626</text:p>
          </table:table-cell>
          <table:table-cell office:value-type="float" office:value="90.3006" calcext:value-type="float">
            <text:p>90.3006</text:p>
          </table:table-cell>
          <table:table-cell office:value-type="float" office:value="649.3886" calcext:value-type="float">
            <text:p>649.3886</text:p>
          </table:table-cell>
          <table:table-cell office:value-type="float" office:value="101.1083" calcext:value-type="float">
            <text:p>101.1083</text:p>
          </table:table-cell>
          <table:table-cell office:value-type="float" office:value="50.2704" calcext:value-type="float">
            <text:p>50.2704</text:p>
          </table:table-cell>
          <table:table-cell office:value-type="float" office:value="44.0211" calcext:value-type="float">
            <text:p>44.0211</text:p>
          </table:table-cell>
          <table:table-cell office:value-type="float" office:value="320.0311" calcext:value-type="float">
            <text:p>320.03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3.297" calcext:value-type="float">
            <text:p>103.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.5946" calcext:value-type="float">
            <text:p>103.5946</text:p>
          </table:table-cell>
          <table:table-cell office:value-type="float" office:value="103.7629" calcext:value-type="float">
            <text:p>103.7629</text:p>
          </table:table-cell>
          <table:table-cell office:value-type="float" office:value="91.4727" calcext:value-type="float">
            <text:p>91.4727</text:p>
          </table:table-cell>
          <table:table-cell office:value-type="float" office:value="659.0764" calcext:value-type="float">
            <text:p>659.0764</text:p>
          </table:table-cell>
          <table:table-cell office:value-type="float" office:value="103.1955" calcext:value-type="float">
            <text:p>103.1955</text:p>
          </table:table-cell>
          <table:table-cell office:value-type="float" office:value="67.2237" calcext:value-type="float">
            <text:p>67.2237</text:p>
          </table:table-cell>
          <table:table-cell office:value-type="float" office:value="58.8135" calcext:value-type="float">
            <text:p>58.8135</text:p>
          </table:table-cell>
          <table:table-cell office:value-type="float" office:value="426.4279" calcext:value-type="float">
            <text:p>426.42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5.58" calcext:value-type="float">
            <text:p>105.5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5.6931" calcext:value-type="float">
            <text:p>105.6931</text:p>
          </table:table-cell>
          <table:table-cell office:value-type="float" office:value="106.4298" calcext:value-type="float">
            <text:p>106.4298</text:p>
          </table:table-cell>
          <table:table-cell office:value-type="float" office:value="92.6046" calcext:value-type="float">
            <text:p>92.6046</text:p>
          </table:table-cell>
          <table:table-cell office:value-type="float" office:value="671.9247" calcext:value-type="float">
            <text:p>671.9247</text:p>
          </table:table-cell>
          <table:table-cell office:value-type="float" office:value="105.2157" calcext:value-type="float">
            <text:p>105.2157</text:p>
          </table:table-cell>
          <table:table-cell office:value-type="float" office:value="90.2213" calcext:value-type="float">
            <text:p>90.2213</text:p>
          </table:table-cell>
          <table:table-cell office:value-type="float" office:value="78.8962" calcext:value-type="float">
            <text:p>78.8962</text:p>
          </table:table-cell>
          <table:table-cell office:value-type="float" office:value="572.7891" calcext:value-type="float">
            <text:p>572.78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7.977" calcext:value-type="float">
            <text:p>107.97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7509" calcext:value-type="float">
            <text:p>108.7509</text:p>
          </table:table-cell>
          <table:table-cell office:value-type="float" office:value="108.8248" calcext:value-type="float">
            <text:p>108.8248</text:p>
          </table:table-cell>
          <table:table-cell office:value-type="float" office:value="94.8605" calcext:value-type="float">
            <text:p>94.8605</text:p>
          </table:table-cell>
          <table:table-cell office:value-type="float" office:value="688.6277" calcext:value-type="float">
            <text:p>688.6277</text:p>
          </table:table-cell>
          <table:table-cell office:value-type="float" office:value="107.4277" calcext:value-type="float">
            <text:p>107.4277</text:p>
          </table:table-cell>
          <table:table-cell office:value-type="float" office:value="73.1898" calcext:value-type="float">
            <text:p>73.1898</text:p>
          </table:table-cell>
          <table:table-cell office:value-type="float" office:value="63.8938" calcext:value-type="float">
            <text:p>63.8938</text:p>
          </table:table-cell>
          <table:table-cell office:value-type="float" office:value="464.5165" calcext:value-type="float">
            <text:p>464.5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7:40:23.959700241</meta:creation-date>
    <dc:date>2018-02-06T20:39:15.943282395</dc:date>
    <meta:editing-duration>PT6M58S</meta:editing-duration>
    <meta:editing-cycles>1</meta:editing-cycles>
    <meta:document-statistic meta:table-count="1" meta:cell-count="1134" meta:object-count="0"/>
    <meta:generator>LibreOffice/6.0.0.3$Linux_X86_64 LibreOffice_project/00m0$Build-3</meta:generator>
  </office:meta>
</office:document-meta>
</file>